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ohit Devanagari2" svg:font-family="'Lohit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424in" fo:margin-left="-0.075in" table:align="left" style:writing-mode="lr-tb"/>
    </style:style>
    <style:style style:name="Table1.A" style:family="table-column">
      <style:table-column-properties style:column-width="3.4576in"/>
    </style:style>
    <style:style style:name="Table1.B" style:family="table-column">
      <style:table-column-properties style:column-width="3.4847in"/>
    </style:style>
    <style:style style:name="Table1.1" style:family="table-row">
      <style:table-row-properties style:min-row-height="0.0722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2.4563in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0556in" fo:keep-together="auto"/>
    </style:style>
    <style:style style:name="Table2" style:family="table">
      <style:table-properties style:width="3.3076in" fo:margin-left="0in" table:align="left" style:writing-mode="lr-tb"/>
    </style:style>
    <style:style style:name="Table2.A" style:family="table-column">
      <style:table-column-properties style:column-width="3.3076in"/>
    </style:style>
    <style:style style:name="Table2.1" style:family="table-row">
      <style:table-row-properties style:min-row-height="2.1097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3.3347in" fo:margin-left="0in" table:align="left" style:writing-mode="lr-tb"/>
    </style:style>
    <style:style style:name="Table3.A" style:family="table-column">
      <style:table-column-properties style:column-width="3.3347in"/>
    </style:style>
    <style:style style:name="Table3.1" style:family="table-row">
      <style:table-row-properties style:min-row-height="2.7528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3.3076in" fo:margin-left="0in" table:align="left" style:writing-mode="lr-tb"/>
    </style:style>
    <style:style style:name="Table2.A" style:family="table-column">
      <style:table-column-properties style:column-width="3.3076in"/>
    </style:style>
    <style:style style:name="Table2.1" style:family="table-row">
      <style:table-row-properties style:min-row-height="2.1097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3.3347in" fo:margin-left="0in" table:align="left" style:writing-mode="lr-tb"/>
    </style:style>
    <style:style style:name="Table3.A" style:family="table-column">
      <style:table-column-properties style:column-width="3.3347in"/>
    </style:style>
    <style:style style:name="Table3.1" style:family="table-row">
      <style:table-row-properties style:min-row-height="2.7528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8063in" table:align="left" style:writing-mode="lr-tb"/>
    </style:style>
    <style:style style:name="Table4.A" style:family="table-column">
      <style:table-column-properties style:column-width="3.4028in"/>
    </style:style>
    <style:style style:name="Table4.B" style:family="table-column">
      <style:table-column-properties style:column-width="3.403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3" style:family="table-row">
      <style:table-row-properties style:min-row-height="0.9431in" fo:keep-together="auto"/>
    </style:style>
    <style:style style:name="Table5" style:family="table">
      <style:table-properties style:width="6.8063in" table:align="left" style:writing-mode="lr-tb"/>
    </style:style>
    <style:style style:name="Table5.A" style:family="table-column">
      <style:table-column-properties style:column-width="3.4028in"/>
    </style:style>
    <style:style style:name="Table5.B" style:family="table-column">
      <style:table-column-properties style:column-width="3.403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.3" style:family="table-row">
      <style:table-row-properties style:min-row-height="1.0778in" fo:keep-together="auto"/>
    </style:style>
    <style:style style:name="Table6" style:family="table">
      <style:table-properties style:width="6.8063in" table:align="left" style:writing-mode="lr-tb"/>
    </style:style>
    <style:style style:name="Table6.A" style:family="table-column">
      <style:table-column-properties style:column-width="3.4028in"/>
    </style:style>
    <style:style style:name="Table6.B" style:family="table-column">
      <style:table-column-properties style:column-width="3.403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.2" style:family="table-row">
      <style:table-row-properties style:min-row-height="0.5535in" fo:keep-together="auto"/>
    </style:style>
    <style:style style:name="Table7" style:family="table">
      <style:table-properties style:width="10.2097in" table:align="left" style:writing-mode="lr-tb"/>
    </style:style>
    <style:style style:name="Table7.A" style:family="table-column">
      <style:table-column-properties style:column-width="3.4028in"/>
    </style:style>
    <style:style style:name="Table7.B" style:family="table-column">
      <style:table-column-properties style:column-width="3.4035in"/>
    </style:style>
    <style:style style:name="Table7.1" style:family="table-row">
      <style:table-row-properties style:min-row-height="0.9215in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" style:family="table">
      <style:table-properties style:width="6.8063in" table:align="left" style:writing-mode="lr-tb"/>
    </style:style>
    <style:style style:name="Table8.A" style:family="table-column">
      <style:table-column-properties style:column-width="3.4028in"/>
    </style:style>
    <style:style style:name="Table8.B" style:family="table-column">
      <style:table-column-properties style:column-width="3.403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.3" style:family="table-row">
      <style:table-row-properties style:min-row-height="0.9215in" fo:keep-together="auto"/>
    </style:style>
    <style:style style:name="P1" style:family="paragraph" style:parent-style-name="ConsPlusNormal">
      <style:paragraph-properties fo:margin-left="0in" fo:margin-right="0in" fo:orphans="2" fo:widows="2" fo:text-indent="0in" style:auto-text-indent="false"/>
    </style:style>
    <style:style style:name="P2" style:family="paragraph" style:parent-style-name="ConsPlusNormal">
      <style:paragraph-properties fo:margin-left="0in" fo:margin-right="0in" fo:text-align="center" style:justify-single-word="false" fo:orphans="2" fo:widows="2" fo:text-indent="0in" style:auto-text-indent="false"/>
    </style:style>
    <style:style style:name="P3" style:family="paragraph" style:parent-style-name="ConsPlusNormal">
      <style:paragraph-properties fo:margin-left="0in" fo:margin-right="0in" fo:text-align="center" style:justify-single-word="false" fo:orphans="2" fo:widows="2" fo:text-indent="0in" style:auto-text-indent="false"/>
      <style:text-properties style:font-name="Times New Roman" fo:font-size="11pt" style:font-size-asian="11pt" style:font-name-complex="Times New Roman" style:font-size-complex="11pt"/>
    </style:style>
    <style:style style:name="P4" style:family="paragraph" style:parent-style-name="ConsPlusNormal">
      <style:paragraph-properties fo:margin-left="0in" fo:margin-right="0in" fo:text-align="end" style:justify-single-word="false" fo:orphans="2" fo:widows="2" fo:text-indent="0in" style:auto-text-indent="false"/>
      <style:text-properties style:font-name="Times New Roman" fo:font-size="11pt" style:font-size-asian="11pt" style:font-name-complex="Times New Roman" style:font-size-complex="11pt"/>
    </style:style>
    <style:style style:name="P5" style:family="paragraph" style:parent-style-name="ConsPlusNormal">
      <style:paragraph-properties fo:margin-left="0in" fo:margin-right="0in" fo:text-align="center" style:justify-single-word="false" fo:orphans="2" fo:widows="2" fo:text-indent="0in" style:auto-text-indent="false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6" style:family="paragraph" style:parent-style-name="ConsPlusNormal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1pt" style:font-size-asian="11pt" style:font-name-complex="Times New Roman" style:font-size-complex="11pt"/>
    </style:style>
    <style:style style:name="P7" style:family="paragraph" style:parent-style-name="ConsPlusNormal" style:master-page-name="Standard">
      <style:paragraph-properties fo:margin-left="0in" fo:margin-right="0in" fo:text-align="center" style:justify-single-word="false" fo:orphans="2" fo:widows="2" fo:text-indent="0in" style:auto-text-indent="false" style:page-number="auto"/>
    </style:style>
    <style:style style:name="P8" style:family="paragraph" style:parent-style-name="ConsPlusNormal">
      <style:paragraph-properties fo:margin-left="0in" fo:margin-right="0in" fo:text-align="justify" style:justify-single-word="false" fo:orphans="2" fo:widows="2" fo:text-indent="0.3752in" style:auto-text-indent="false"/>
    </style:style>
    <style:style style:name="P9" style:family="paragraph" style:parent-style-name="ConsPlusNormal">
      <style:paragraph-properties fo:margin-left="0in" fo:margin-right="0in" fo:text-align="justify" style:justify-single-word="false" fo:orphans="2" fo:widows="2" fo:text-indent="0.3752in" style:auto-text-indent="false"/>
      <style:text-properties style:font-name="Times New Roman" fo:font-size="11pt" style:font-size-asian="11pt" style:font-name-complex="Times New Roman" style:font-size-complex="11pt"/>
    </style:style>
    <style:style style:name="P10" style:family="paragraph" style:parent-style-name="ConsPlusNormal">
      <style:paragraph-properties fo:margin-left="0in" fo:margin-right="0in" fo:text-align="justify" style:justify-single-word="false" fo:orphans="2" fo:widows="2" fo:text-indent="0.0984in" style:auto-text-indent="false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11" style:family="paragraph" style:parent-style-name="ConsPlusNormal">
      <style:paragraph-properties fo:margin-left="0in" fo:margin-right="0in" fo:text-align="center" style:justify-single-word="false" fo:orphans="2" fo:widows="2" fo:text-indent="0.0984in" style:auto-text-indent="false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12" style:family="paragraph" style:parent-style-name="ConsPlusNormal">
      <style:paragraph-properties fo:margin-left="0in" fo:margin-right="0in" fo:orphans="2" fo:widows="2" fo:text-indent="0.0984in" style:auto-text-indent="false"/>
      <style:text-properties style:font-name="Times New Roman" style:font-name-complex="Times New Roman"/>
    </style:style>
    <style:style style:name="P13" style:family="paragraph" style:parent-style-name="ConsPlusNormal">
      <style:paragraph-properties fo:margin-left="0in" fo:margin-right="0in" fo:text-align="center" style:justify-single-word="false" fo:orphans="2" fo:widows="2" fo:text-indent="0.0984in" style:auto-text-indent="false"/>
      <style:text-properties style:font-name="Times New Roman" fo:font-weight="bold" style:font-weight-asian="bold" style:font-name-complex="Times New Roman"/>
    </style:style>
    <style:style style:name="P14" style:family="paragraph" style:parent-style-name="ConsPlusNormal">
      <style:paragraph-properties fo:margin-left="0in" fo:margin-right="0in" fo:text-align="center" style:justify-single-word="false" fo:orphans="2" fo:widows="2" fo:text-indent="0.0984in" style:auto-text-indent="false"/>
    </style:style>
    <style:style style:name="P15" style:family="paragraph" style:parent-style-name="ConsPlusNormal">
      <style:paragraph-properties fo:margin-left="0in" fo:margin-right="0in" fo:text-align="justify" style:justify-single-word="false" fo:text-indent="0.0984in" style:auto-text-indent="false"/>
      <style:text-properties fo:color="#000000" style:font-name="Times New Roman" fo:font-size="11pt" style:font-size-asian="11pt" style:font-name-complex="Times New Roman" style:font-size-complex="11pt"/>
    </style:style>
    <style:style style:name="P16" style:family="paragraph" style:parent-style-name="ConsPlusNormal">
      <style:paragraph-properties fo:margin-left="0in" fo:margin-right="0in" fo:text-align="center" style:justify-single-word="false" fo:orphans="2" fo:widows="2" fo:text-indent="0.0984in" style:auto-text-indent="false"/>
      <style:text-properties fo:color="#000000" style:font-name="Times New Roman" fo:font-size="11pt" fo:font-weight="bold" style:font-size-asian="11pt" style:font-weight-asian="bold" style:font-name-complex="Times New Roman" style:font-size-complex="11pt"/>
    </style:style>
    <style:style style:name="P17" style:family="paragraph" style:parent-style-name="ConsPlusNormal">
      <style:paragraph-properties fo:margin-left="0in" fo:margin-right="0in" fo:text-align="justify" style:justify-single-word="false" fo:text-indent="0.3937in" style:auto-text-indent="false"/>
      <style:text-properties fo:color="#000000" style:font-name="Times New Roman" fo:font-size="11pt" style:font-size-asian="11pt" style:font-name-complex="Times New Roman" style:font-size-complex="11pt"/>
    </style:style>
    <style:style style:name="P18" style:family="paragraph" style:parent-style-name="ConsPlusNormal">
      <style:paragraph-properties fo:margin-left="0in" fo:margin-right="0in" fo:text-align="justify" style:justify-single-word="false" fo:orphans="2" fo:widows="2" fo:text-indent="0.3937in" style:auto-text-indent="false"/>
      <style:text-properties fo:color="#000000" style:font-name="Times New Roman" fo:font-size="11pt" style:font-size-asian="11pt" style:font-name-complex="Times New Roman" style:font-size-complex="11pt"/>
    </style:style>
    <style:style style:name="P19" style:family="paragraph" style:parent-style-name="ConsPlusNormal">
      <style:paragraph-properties fo:margin-left="0in" fo:margin-right="0in" fo:text-align="justify" style:justify-single-word="false" fo:text-indent="0.3937in" style:auto-text-indent="false"/>
    </style:style>
    <style:style style:name="P20" style:family="paragraph" style:parent-style-name="ConsPlusNormal">
      <style:paragraph-properties fo:margin-left="0in" fo:margin-right="0in" fo:text-align="center" style:justify-single-word="false" fo:text-indent="0.3937in" style:auto-text-indent="false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21" style:family="paragraph" style:parent-style-name="ConsPlusNormal">
      <style:paragraph-properties fo:margin-left="0in" fo:margin-right="0in" fo:text-align="justify" style:justify-single-word="false" fo:orphans="2" fo:widows="2" fo:text-indent="0.1972in" style:auto-text-indent="false"/>
      <style:text-properties fo:color="#000000" style:font-name="Times New Roman" fo:font-size="11pt" fo:letter-spacing="0.002in" style:font-size-asian="11pt" style:font-name-complex="Times New Roman" style:font-size-complex="11pt"/>
    </style:style>
    <style:style style:name="P22" style:family="paragraph" style:parent-style-name="ConsPlusNormal">
      <style:paragraph-properties fo:margin-left="0.8937in" fo:margin-right="0in" fo:text-align="justify" style:justify-single-word="false" fo:orphans="2" fo:widows="2" fo:text-indent="0in" style:auto-text-indent="false">
        <style:tab-stops>
          <style:tab-stop style:position="0.5909in"/>
        </style:tab-stops>
      </style:paragraph-properties>
      <style:text-properties style:font-name="Times New Roman" style:font-name-complex="Times New Roman"/>
    </style:style>
    <style:style style:name="P23" style:family="paragraph" style:parent-style-name="ConsPlusNormal">
      <style:paragraph-properties fo:margin-left="0.8937in" fo:margin-right="0in" fo:text-align="center" style:justify-single-word="false" fo:orphans="2" fo:widows="2" fo:text-indent="0in" style:auto-text-indent="false">
        <style:tab-stops>
          <style:tab-stop style:position="0.5909in"/>
        </style:tab-stops>
      </style:paragraph-properties>
      <style:text-properties style:font-name="Times New Roman" fo:font-weight="bold" style:font-weight-asian="bold" style:font-name-complex="Times New Roman"/>
    </style:style>
    <style:style style:name="P24" style:family="paragraph" style:parent-style-name="ConsPlusNormal">
      <style:paragraph-properties fo:margin-left="0.8937in" fo:margin-right="0in" fo:text-align="center" style:justify-single-word="false" fo:orphans="2" fo:widows="2" fo:text-indent="0in" style:auto-text-indent="false">
        <style:tab-stops>
          <style:tab-stop style:position="0.5909in"/>
        </style:tab-stops>
      </style:paragraph-properties>
    </style:style>
    <style:style style:name="P25" style:family="paragraph" style:parent-style-name="Standard">
      <style:text-properties fo:font-size="11pt" style:font-size-asian="11pt" style:font-size-complex="11pt" style:font-weight-complex="bold"/>
    </style:style>
    <style:style style:name="P26" style:family="paragraph" style:parent-style-name="Standard">
      <style:text-properties fo:font-size="11pt" style:font-size-asian="11pt" style:language-asian="en" style:country-asian="US" style:font-size-complex="11pt" style:language-complex="en" style:country-complex="US"/>
    </style:style>
    <style:style style:name="P27" style:family="paragraph" style:parent-style-name="Standard">
      <style:paragraph-properties style:snap-to-layout-grid="false"/>
      <style:text-properties fo:font-size="11pt" style:font-size-asian="11pt" style:language-asian="en" style:country-asian="US" style:font-size-complex="11pt" style:language-complex="en" style:country-complex="US"/>
    </style:style>
    <style:style style:name="P28" style:family="paragraph" style:parent-style-name="Standard">
      <style:text-properties fo:font-size="11pt" fo:font-weight="bold" style:font-size-asian="11pt" style:font-weight-asian="bold" style:font-size-complex="11pt"/>
    </style:style>
    <style:style style:name="P29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>
      <style:text-properties fo:font-size="11pt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P31" style:family="paragraph" style:parent-style-name="Standard">
      <style:text-properties fo:font-size="11pt" fo:language="none" fo:country="none" fo:font-weight="bold" style:font-size-asian="11pt" style:language-asian="none" style:country-asian="none" style:font-weight-asian="bold" style:font-size-complex="11pt" style:language-complex="en" style:country-complex="US"/>
    </style:style>
    <style:style style:name="P32" style:family="paragraph" style:parent-style-name="Standard">
      <style:text-properties fo:color="#000000" fo:font-size="11pt" fo:font-weight="bold" style:font-size-asian="11pt" style:font-weight-asian="bold" style:font-size-complex="11pt"/>
    </style:style>
    <style:style style:name="P33" style:family="paragraph" style:parent-style-name="Standard">
      <style:text-properties fo:color="#000000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style:snap-to-layout-grid="false"/>
      <style:text-properties fo:font-size="10pt" fo:language="none" fo:country="none" fo:font-weight="bold" style:font-size-asian="10pt" style:language-asian="none" style:country-asian="none" style:font-weight-asian="bold" style:font-size-complex="10pt" style:language-complex="en" style:country-complex="US"/>
    </style:style>
    <style:style style:name="P36" style:family="paragraph" style:parent-style-name="Standard">
      <style:text-properties fo:font-size="10pt" fo:language="none" fo:country="none" fo:font-weight="bold" style:font-size-asian="10pt" style:language-asian="en" style:country-asian="US" style:font-weight-asian="bold" style:font-size-complex="10pt" style:language-complex="en" style:country-complex="US"/>
    </style:style>
    <style:style style:name="P37" style:family="paragraph" style:parent-style-name="Standard" style:list-style-name="WW8Num4">
      <loext:graphic-properties draw:fill="solid" draw:fill-color="#ffffff"/>
      <style:paragraph-properties fo:margin-left="0in" fo:margin-right="-0.0299in" fo:text-align="justify" style:justify-single-word="false" fo:hyphenation-ladder-count="no-limit" fo:text-indent="0.3937in" style:auto-text-indent="false" fo:background-color="#ffffff">
        <style:tab-stops>
          <style:tab-stop style:position="0.5583in"/>
        </style:tab-stops>
      </style:paragraph-properties>
      <style:text-properties fo:hyphenate="false" fo:hyphenation-remain-char-count="2" fo:hyphenation-push-char-count="2" loext:hyphenation-no-caps="false"/>
    </style:style>
    <style:style style:name="P38" style:family="paragraph" style:parent-style-name="Standard" style:list-style-name="WW8Num4">
      <loext:graphic-properties draw:fill="solid" draw:fill-color="#ffffff"/>
      <style:paragraph-properties fo:margin-left="0in" fo:margin-right="-0.0299in" fo:text-align="justify" style:justify-single-word="false" fo:hyphenation-ladder-count="no-limit" fo:text-indent="0.3937in" style:auto-text-indent="false" fo:background-color="#ffffff">
        <style:tab-stops>
          <style:tab-stop style:position="0.5583in"/>
        </style:tab-stops>
      </style:paragraph-properties>
      <style:text-properties fo:font-size="11pt" style:font-size-asian="11pt" style:font-size-complex="11pt" fo:hyphenate="false" fo:hyphenation-remain-char-count="2" fo:hyphenation-push-char-count="2" loext:hyphenation-no-caps="false"/>
    </style:style>
    <style:style style:name="P39" style:family="paragraph" style:parent-style-name="Standard" style:list-style-name="WW8Num3">
      <loext:graphic-properties draw:fill="solid" draw:fill-color="#ffffff"/>
      <style:paragraph-properties fo:margin-left="0in" fo:margin-right="-0.0299in" fo:text-align="justify" style:justify-single-word="false" fo:hyphenation-ladder-count="no-limit" fo:text-indent="0.3937in" style:auto-text-indent="false" fo:background-color="#ffffff">
        <style:tab-stops>
          <style:tab-stop style:position="0.7547in"/>
        </style:tab-stops>
      </style:paragraph-properties>
      <style:text-properties fo:color="#000000" fo:font-size="11pt" style:font-size-asian="11pt" style:font-size-complex="11pt" fo:hyphenate="false" fo:hyphenation-remain-char-count="2" fo:hyphenation-push-char-count="2" loext:hyphenation-no-caps="false"/>
    </style:style>
    <style:style style:name="P40" style:family="paragraph" style:parent-style-name="Standard" style:list-style-name="WW8Num4">
      <loext:graphic-properties draw:fill="solid" draw:fill-color="#ffffff"/>
      <style:paragraph-properties fo:margin-left="0.5in" fo:margin-right="-0.0299in" fo:text-align="center" style:justify-single-word="false" fo:hyphenation-ladder-count="no-limit" fo:text-indent="-0.25in" style:auto-text-indent="false" fo:background-color="#ffffff"/>
      <style:text-properties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left="0in" fo:margin-right="-0.0299in" fo:text-indent="0.3937in" style:auto-text-indent="false"/>
    </style:style>
    <style:style style:name="P42" style:family="paragraph" style:parent-style-name="Standard">
      <loext:graphic-properties draw:fill="solid" draw:fill-color="#ffffff"/>
      <style:paragraph-properties fo:margin-left="0in" fo:margin-right="-0.0299in" fo:text-align="justify" style:justify-single-word="false" fo:text-indent="0.3937in" style:auto-text-indent="false" fo:background-color="#ffffff">
        <style:tab-stops>
          <style:tab-stop style:position="0.5717in"/>
        </style:tab-stops>
      </style:paragraph-properties>
    </style:style>
    <style:style style:name="P43" style:family="paragraph" style:parent-style-name="Standard">
      <loext:graphic-properties draw:fill="solid" draw:fill-color="#ffffff"/>
      <style:paragraph-properties fo:margin-left="0in" fo:margin-right="-0.0299in" fo:text-align="justify" style:justify-single-word="false" fo:hyphenation-ladder-count="no-limit" fo:text-indent="0.3937in" style:auto-text-indent="false" fo:background-color="#ffffff"/>
      <style:text-properties fo:hyphenate="false" fo:hyphenation-remain-char-count="2" fo:hyphenation-push-char-count="2" loext:hyphenation-no-caps="false"/>
    </style:style>
    <style:style style:name="P44" style:family="paragraph" style:parent-style-name="Standard">
      <loext:graphic-properties draw:fill="solid" draw:fill-color="#ffffff"/>
      <style:paragraph-properties fo:margin-left="0in" fo:margin-right="-0.0299in" fo:text-align="justify" style:justify-single-word="false" fo:text-indent="0.3937in" style:auto-text-indent="false" fo:background-color="#ffffff"/>
    </style:style>
    <style:style style:name="P45" style:family="paragraph" style:parent-style-name="Standard">
      <style:paragraph-properties fo:margin-left="0in" fo:margin-right="-0.0299in" fo:text-indent="0.3937in" style:auto-text-indent="false"/>
      <style:text-properties fo:font-size="11pt" style:font-size-asian="11pt" style:font-size-complex="11pt"/>
    </style:style>
    <style:style style:name="P46" style:family="paragraph" style:parent-style-name="Standard">
      <style:paragraph-properties fo:margin-left="0in" fo:margin-right="-0.0299in" fo:text-indent="0.3937in" style:auto-text-indent="false"/>
      <style:text-properties fo:font-size="11pt" style:font-size-asian="11pt" style:font-size-complex="11pt" style:font-weight-complex="bold"/>
    </style:style>
    <style:style style:name="P47" style:family="paragraph" style:parent-style-name="Standard">
      <style:paragraph-properties fo:margin-left="0in" fo:margin-right="-0.0299in" fo:text-indent="0.3937in" style:auto-text-indent="false">
        <style:tab-stops>
          <style:tab-stop style:position="3.3665in"/>
        </style:tab-stops>
      </style:paragraph-properties>
      <style:text-properties fo:font-size="11pt" style:font-size-asian="11pt" style:font-size-complex="11pt"/>
    </style:style>
    <style:style style:name="P48" style:family="paragraph" style:parent-style-name="Standard">
      <style:paragraph-properties fo:margin-left="0in" fo:margin-right="-0.0299in" fo:text-indent="0.3937in" style:auto-text-indent="false"/>
      <style:text-properties fo:font-size="11pt" fo:font-weight="bold" style:font-size-asian="11pt" style:font-weight-asian="bold" style:font-size-complex="11pt"/>
    </style:style>
    <style:style style:name="P49" style:family="paragraph" style:parent-style-name="Standard">
      <style:paragraph-properties fo:margin-left="0in" fo:margin-right="-0.0299in" fo:text-align="center" style:justify-single-word="false" fo:text-indent="0.3937in" style:auto-text-indent="false"/>
      <style:text-properties fo:font-size="11pt" fo:font-weight="bold" style:font-size-asian="11pt" style:font-weight-asian="bold" style:font-size-complex="11pt"/>
    </style:style>
    <style:style style:name="P50" style:family="paragraph" style:parent-style-name="Standard">
      <style:paragraph-properties fo:margin-left="0in" fo:margin-right="-0.0299in" fo:text-indent="0.3937in" style:auto-text-indent="false">
        <style:tab-stops>
          <style:tab-stop style:position="3.3665in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51" style:family="paragraph" style:parent-style-name="Standard">
      <style:paragraph-properties fo:margin-left="0in" fo:margin-right="-0.0299in" fo:text-align="end" style:justify-single-word="false" fo:text-indent="0.3937in" style:auto-text-indent="false"/>
      <style:text-properties fo:font-size="11pt" fo:font-weight="bold" style:font-size-asian="11pt" style:font-weight-asian="bold" style:font-size-complex="11pt"/>
    </style:style>
    <style:style style:name="P52" style:family="paragraph" style:parent-style-name="Standard">
      <loext:graphic-properties draw:fill="solid" draw:fill-color="#ffffff"/>
      <style:paragraph-properties fo:margin-left="0in" fo:margin-right="-0.0299in" fo:text-align="justify" style:justify-single-word="false" fo:text-indent="0.3937in" style:auto-text-indent="false" fo:background-color="#ffffff"/>
      <style:text-properties fo:color="#000000" fo:font-size="11pt" style:font-size-asian="11pt" style:font-size-complex="11pt"/>
    </style:style>
    <style:style style:name="P53" style:family="paragraph" style:parent-style-name="Standard">
      <style:paragraph-properties fo:margin-left="0in" fo:margin-right="-0.0299in" fo:text-align="end" style:justify-single-word="false" fo:text-indent="0.3937in" style:auto-text-indent="false"/>
    </style:style>
    <style:style style:name="P54" style:family="paragraph" style:parent-style-name="Standard">
      <loext:graphic-properties draw:fill="solid" draw:fill-color="#ffffff"/>
      <style:paragraph-properties fo:margin-left="0in" fo:margin-right="-0.0311in" fo:text-align="justify" style:justify-single-word="false" fo:hyphenation-ladder-count="no-limit" fo:text-indent="0.3937in" style:auto-text-indent="false" fo:background-color="#ffffff"/>
      <style:text-properties fo:hyphenate="false" fo:hyphenation-remain-char-count="2" fo:hyphenation-push-char-count="2" loext:hyphenation-no-caps="false"/>
    </style:style>
    <style:style style:name="P55" style:family="paragraph" style:parent-style-name="Standard">
      <loext:graphic-properties draw:fill="solid" draw:fill-color="#ffffff"/>
      <style:paragraph-properties fo:margin-left="0in" fo:margin-right="-0.0311in" fo:text-align="justify" style:justify-single-word="false" fo:hyphenation-ladder-count="no-limit" fo:text-indent="0.3937in" style:auto-text-indent="false" fo:background-color="#ffffff">
        <style:tab-stops>
          <style:tab-stop style:position="0.5665in"/>
        </style:tab-stops>
      </style:paragraph-properties>
      <style:text-properties fo:hyphenate="false" fo:hyphenation-remain-char-count="2" fo:hyphenation-push-char-count="2" loext:hyphenation-no-caps="false"/>
    </style:style>
    <style:style style:name="P56" style:family="paragraph" style:parent-style-name="Standard">
      <loext:graphic-properties draw:fill="solid" draw:fill-color="#ffffff"/>
      <style:paragraph-properties fo:margin-left="0in" fo:margin-right="-0.0311in" fo:text-align="justify" style:justify-single-word="false" fo:text-indent="0.3937in" style:auto-text-indent="false" fo:background-color="#ffffff">
        <style:tab-stops>
          <style:tab-stop style:position="0.5665in"/>
        </style:tab-stops>
      </style:paragraph-properties>
      <style:text-properties fo:color="#000000" fo:font-size="11pt" fo:letter-spacing="0.002in" style:font-size-asian="11pt" style:font-size-complex="11pt"/>
    </style:style>
    <style:style style:name="P57" style:family="paragraph" style:parent-style-name="Standard">
      <style:paragraph-properties fo:margin-left="0in" fo:margin-right="0in" fo:text-align="justify" style:justify-single-word="false" fo:text-indent="0.3937in" style:auto-text-indent="false"/>
    </style:style>
    <style:style style:name="P58" style:family="paragraph" style:parent-style-name="Standard">
      <style:paragraph-properties fo:margin-left="0in" fo:margin-right="0in" fo:text-align="justify" style:justify-single-word="false" fo:text-indent="0.3937in" style:auto-text-indent="false">
        <style:tab-stops>
          <style:tab-stop style:position="0.3937in"/>
        </style:tab-stops>
      </style:paragraph-properties>
    </style:style>
    <style:style style:name="P59" style:family="paragraph" style:parent-style-name="Standard">
      <style:paragraph-properties fo:margin-left="0in" fo:margin-right="0in" fo:text-align="justify" style:justify-single-word="false" fo:hyphenation-ladder-count="no-limit" fo:text-indent="0.3937in" style:auto-text-indent="false"/>
      <style:text-properties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left="0in" fo:margin-right="0in" fo:text-align="justify" style:justify-single-word="false" fo:hyphenation-ladder-count="no-limit" fo:text-indent="0.3937in" style:auto-text-indent="false" style:text-autospace="none"/>
      <style:text-properties fo:font-size="11pt" style:font-size-asian="11pt" style:font-size-complex="11pt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color="#000000" fo:font-size="11pt" style:font-size-asian="11pt" style:font-size-complex="11pt"/>
    </style:style>
    <style:style style:name="P62" style:family="paragraph" style:parent-style-name="Standard">
      <style:paragraph-properties fo:margin-left="0in" fo:margin-right="0in" fo:text-align="justify" style:justify-single-word="false" fo:text-indent="0.3937in" style:auto-text-indent="false">
        <style:tab-stops>
          <style:tab-stop style:position="0.3937in"/>
        </style:tab-stops>
      </style:paragraph-properties>
      <style:text-properties fo:color="#000000" fo:font-size="11pt" style:font-size-asian="11pt" style:font-size-complex="11pt"/>
    </style:style>
    <style:style style:name="P63" style:family="paragraph" style:parent-style-name="Standard">
      <style:paragraph-properties fo:margin-left="0in" fo:margin-right="0in" fo:text-indent="0.0252in" style:auto-text-indent="false"/>
    </style:style>
    <style:style style:name="P64" style:family="paragraph" style:parent-style-name="Standard">
      <style:paragraph-properties fo:margin-left="0in" fo:margin-right="0in" fo:text-indent="0.0252in" style:auto-text-indent="false"/>
      <style:text-properties fo:color="#000000" fo:font-size="11pt" style:font-size-asian="11pt" style:font-size-complex="11pt"/>
    </style:style>
    <style:style style:name="P65" style:family="paragraph" style:parent-style-name="Standard">
      <style:paragraph-properties fo:margin-left="0in" fo:margin-right="0in" fo:text-indent="0.0252in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66" style:family="paragraph" style:parent-style-name="Standard">
      <style:paragraph-properties fo:margin-top="0in" fo:margin-bottom="0.0374in" loext:contextual-spacing="false"/>
    </style:style>
    <style:style style:name="P67" style:family="paragraph" style:parent-style-name="Standard">
      <style:paragraph-properties fo:margin-top="0in" fo:margin-bottom="0.0374in" loext:contextual-spacing="false" fo:text-align="end" style:justify-single-word="false"/>
    </style:style>
    <style:style style:name="P68" style:family="paragraph" style:parent-style-name="Standard">
      <style:paragraph-properties fo:margin-top="0in" fo:margin-bottom="0.0374in" loext:contextual-spacing="false" fo:text-align="end" style:justify-single-word="false"/>
      <style:text-properties fo:font-size="11pt" fo:font-weight="bold" style:font-size-asian="11pt" style:font-weight-asian="bold" style:font-size-complex="11pt"/>
    </style:style>
    <style:style style:name="P69" style:family="paragraph" style:parent-style-name="Standard">
      <style:paragraph-properties fo:margin-left="0in" fo:margin-right="-0.0008in" fo:text-align="center" style:justify-single-word="false" fo:text-indent="0.3937in" style:auto-text-indent="false"/>
      <style:text-properties fo:font-size="11pt" fo:font-weight="bold" style:font-size-asian="11pt" style:font-weight-asian="bold" style:font-size-complex="11pt"/>
    </style:style>
    <style:style style:name="P70" style:family="paragraph" style:parent-style-name="Standard">
      <style:paragraph-properties fo:margin-left="0in" fo:margin-right="-0.0008in" fo:text-align="end" style:justify-single-word="false" fo:text-indent="0.3937in" style:auto-text-indent="false"/>
    </style:style>
    <style:style style:name="P71" style:family="paragraph" style:parent-style-name="Standard">
      <style:paragraph-properties fo:margin-left="0in" fo:margin-right="-0.0299in" fo:text-indent="0in" style:auto-text-indent="false"/>
    </style:style>
    <style:style style:name="P72" style:family="paragraph" style:parent-style-name="Standard">
      <style:paragraph-properties fo:margin-left="0in" fo:margin-right="-0.0299in" fo:text-align="center" style:justify-single-word="false" fo:text-indent="0in" style:auto-text-indent="false"/>
    </style:style>
    <style:style style:name="P73" style:family="paragraph" style:parent-style-name="Standard">
      <style:paragraph-properties fo:margin-left="0in" fo:margin-right="-0.0299in" fo:text-indent="0in" style:auto-text-indent="false"/>
      <style:text-properties fo:font-size="11pt" fo:font-weight="bold" style:font-size-asian="11pt" style:font-weight-asian="bold" style:font-size-complex="11pt"/>
    </style:style>
    <style:style style:name="P74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1pt" fo:font-weight="bold" style:font-size-asian="11pt" style:font-weight-asian="bold" style:font-size-complex="11pt"/>
    </style:style>
    <style:style style:name="P75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76" style:family="paragraph" style:parent-style-name="Standard">
      <style:paragraph-properties fo:margin-left="0in" fo:margin-right="-0.0299in" fo:text-indent="0in" style:auto-text-indent="false">
        <style:tab-stops>
          <style:tab-stop style:position="3.3665in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77" style:family="paragraph" style:parent-style-name="Standard">
      <style:paragraph-properties fo:margin-left="0in" fo:margin-right="-0.0299in" fo:text-indent="0in" style:auto-text-indent="false" style:snap-to-layout-grid="false">
        <style:tab-stops>
          <style:tab-stop style:position="3.3665in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78" style:family="paragraph" style:parent-style-name="Standard">
      <style:paragraph-properties fo:margin-left="0in" fo:margin-right="-0.0299in" fo:text-align="end" style:justify-single-word="false" fo:text-indent="0in" style:auto-text-indent="false">
        <style:tab-stops>
          <style:tab-stop style:position="3.3665in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79" style:family="paragraph" style:parent-style-name="Standard">
      <style:paragraph-properties fo:margin-left="0in" fo:margin-right="-0.0299in" fo:text-indent="0in" style:auto-text-indent="false"/>
      <style:text-properties fo:font-size="11pt" style:font-size-asian="11pt" style:font-size-complex="11pt"/>
    </style:style>
    <style:style style:name="P80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1pt" style:font-size-asian="11pt" style:font-size-complex="11pt" style:font-weight-complex="bold"/>
    </style:style>
    <style:style style:name="P81" style:family="paragraph" style:parent-style-name="Standard">
      <style:paragraph-properties fo:margin-left="0in" fo:margin-right="-0.0299in" fo:text-align="center" style:justify-single-word="false" fo:text-indent="0in" style:auto-text-indent="false"/>
      <style:text-properties fo:font-size="11pt" style:font-size-asian="11pt" style:font-size-complex="11pt"/>
    </style:style>
    <style:style style:name="P82" style:family="paragraph" style:parent-style-name="Standard">
      <style:paragraph-properties fo:margin-left="0in" fo:margin-right="-0.0299in" fo:text-indent="0in" style:auto-text-indent="false">
        <style:tab-stops>
          <style:tab-stop style:position="3.3665in"/>
        </style:tab-stops>
      </style:paragraph-properties>
    </style:style>
    <style:style style:name="P83" style:family="paragraph" style:parent-style-name="Standard">
      <style:paragraph-properties fo:margin-left="0in" fo:margin-right="-0.0299in" fo:text-indent="0in" style:auto-text-indent="false" style:snap-to-layout-grid="false">
        <style:tab-stops>
          <style:tab-stop style:position="3.3665in"/>
        </style:tab-stops>
      </style:paragraph-properties>
    </style:style>
    <style:style style:name="P84" style:family="paragraph" style:parent-style-name="Standard">
      <style:paragraph-properties fo:margin-left="0in" fo:margin-right="-0.0299in" fo:text-indent="0in" style:auto-text-indent="false" style:snap-to-layout-grid="false">
        <style:tab-stops>
          <style:tab-stop style:position="3.3665in"/>
        </style:tab-stops>
      </style:paragraph-properties>
      <style:text-properties fo:color="#000000" fo:font-size="11pt" fo:font-weight="bold" style:font-size-asian="11pt" style:font-weight-asian="bold" style:font-size-complex="11pt" style:font-weight-complex="bold"/>
    </style:style>
    <style:style style:name="P85" style:family="paragraph" style:parent-style-name="Standard">
      <style:paragraph-properties fo:margin-left="0in" fo:margin-right="-0.0299in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P86" style:family="paragraph" style:parent-style-name="Standard">
      <style:paragraph-properties fo:margin-left="0in" fo:margin-right="0.098in" fo:text-align="justify" style:justify-single-word="false" fo:text-indent="0.3937in" style:auto-text-indent="false"/>
    </style:style>
    <style:style style:name="P87" style:family="paragraph" style:parent-style-name="Standard">
      <style:paragraph-properties fo:margin-left="0in" fo:margin-right="0.0984in" fo:text-align="justify" style:justify-single-word="false" fo:text-indent="0.3937in" style:auto-text-indent="false"/>
    </style:style>
    <style:style style:name="P88" style:family="paragraph" style:parent-style-name="Standard">
      <style:paragraph-properties fo:margin-left="0in" fo:margin-right="-0.0299in" fo:text-indent="0.0236in" style:auto-text-indent="false" style:snap-to-layout-grid="false">
        <style:tab-stops>
          <style:tab-stop style:position="3.3665in"/>
        </style:tab-stops>
      </style:paragraph-properties>
      <style:text-properties fo:color="#000000" fo:font-size="11pt" fo:font-weight="bold" style:font-size-asian="11pt" style:font-weight-asian="bold" style:font-size-complex="11pt" style:font-weight-complex="bold"/>
    </style:style>
    <style:style style:name="P89" style:family="paragraph" style:parent-style-name="Standard">
      <style:paragraph-properties fo:margin-left="0in" fo:margin-right="-0.0299in" fo:text-indent="-0.0291in" style:auto-text-indent="false" style:snap-to-layout-grid="false">
        <style:tab-stops>
          <style:tab-stop style:position="3.3665in"/>
        </style:tab-stops>
      </style:paragraph-properties>
      <style:text-properties fo:color="#000000" fo:font-size="11pt" fo:font-weight="bold" style:font-size-asian="11pt" style:font-weight-asian="bold" style:font-size-complex="11pt" style:font-weight-complex="bold"/>
    </style:style>
    <style:style style:name="P90" style:family="paragraph" style:parent-style-name="Standard_20__28_user_29_">
      <style:paragraph-properties fo:margin-left="0in" fo:margin-right="0in" fo:text-align="justify" style:justify-single-word="false" fo:text-indent="0.3937in" style:auto-text-indent="false"/>
    </style:style>
    <style:style style:name="P91" style:family="paragraph" style:parent-style-name="Text_20_body">
      <style:text-properties fo:font-size="11pt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font-size-asian="11pt" style:font-size-complex="11pt" style:font-weight-complex="bold"/>
    </style:style>
    <style:style style:name="T8" style:family="text">
      <style:text-properties fo:font-size="11pt" style:font-size-asian="11pt" style:font-size-complex="11pt" style:font-weight-complex="bold" fo:background-color="#ffff00"/>
    </style:style>
    <style:style style:name="T9" style:family="text">
      <style:text-properties fo:font-size="11pt" officeooo:rsid="000e3541" style:font-size-asian="11pt" style:font-size-complex="11pt" style:font-weight-complex="bold"/>
    </style:style>
    <style:style style:name="T10" style:family="text">
      <style:text-properties fo:font-size="11pt" officeooo:rsid="000e3541" style:font-size-asian="11pt" style:font-size-complex="11pt" style:font-weight-complex="bold" fo:background-color="#ffff00"/>
    </style:style>
    <style:style style:name="T11" style:family="text">
      <style:text-properties fo:font-size="11pt" style:font-size-asian="11pt" style:language-asian="en" style:country-asian="US" style:font-size-complex="11pt" style:language-complex="en" style:country-complex="US"/>
    </style:style>
    <style:style style:name="T12" style:family="text">
      <style:text-properties fo:font-size="11pt" fo:language="none" fo:country="none" fo:font-weight="bold" style:font-size-asian="11pt" style:language-asian="none" style:country-asian="none" style:font-weight-asian="bold" style:font-size-complex="11pt" style:language-complex="en" style:country-complex="US"/>
    </style:style>
    <style:style style:name="T13" style:family="text">
      <style:text-properties fo:font-size="11pt" fo:language="en" fo:country="US" fo:font-weight="bold" style:font-size-asian="11pt" style:font-weight-asian="bold" style:font-size-complex="11pt"/>
    </style:style>
    <style:style style:name="T14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15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16" style:family="text">
      <style:text-properties style:font-name="Times New Roman" fo:font-size="11pt" style:font-size-asian="11pt" style:font-name-complex="Times New Roman" style:font-size-complex="11pt"/>
    </style:style>
    <style:style style:name="T17" style:family="text">
      <style:text-properties style:font-name="Times New Roman" fo:font-size="11pt" fo:language="ru" fo:country="RU" style:font-size-asian="11pt" style:font-name-complex="Times New Roman" style:font-size-complex="11pt"/>
    </style:style>
    <style:style style:name="T18" style:family="text">
      <style:text-properties style:font-name="Times New Roman" fo:font-weight="bold" style:font-weight-asian="bold" style:font-name-complex="Times New Roman"/>
    </style:style>
    <style:style style:name="T19" style:family="text">
      <style:text-properties style:font-name="Times New Roman" style:font-name-complex="Times New Roman"/>
    </style:style>
    <style:style style:name="T20" style:family="text">
      <style:text-properties fo:color="#000000"/>
    </style:style>
    <style:style style:name="T21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22" style:family="text">
      <style:text-properties fo:color="#000000" fo:font-size="11pt" style:font-size-asian="11pt" style:font-size-complex="11pt"/>
    </style:style>
    <style:style style:name="T23" style:family="text">
      <style:text-properties fo:color="#000000" fo:font-size="11pt" style:font-size-asian="11pt" style:font-size-complex="11pt" style:font-weight-complex="bold"/>
    </style:style>
    <style:style style:name="T24" style:family="text">
      <style:text-properties fo:color="#000000" style:font-name="Times New Roman" fo:font-size="11pt" style:font-size-asian="11pt" style:font-name-complex="Times New Roman" style:font-size-complex="11pt"/>
    </style:style>
    <style:style style:name="T25" style:family="text">
      <style:text-properties fo:color="#000000" style:font-name="Times New Roman" fo:font-size="9pt" style:font-size-asian="9pt" style:font-name-complex="Times New Roman" style:font-size-complex="9pt"/>
    </style:style>
    <style:style style:name="T26" style:family="text">
      <style:text-properties fo:color="#000000" style:font-weight-complex="bold"/>
    </style:style>
    <style:style style:name="T27" style:family="text">
      <style:text-properties fo:font-size="10pt" fo:font-weight="bold" style:font-size-asian="10pt" style:font-weight-asian="bold" style:font-size-complex="10pt"/>
    </style:style>
    <style:style style:name="T28" style:family="text">
      <style:text-properties fo:font-size="10pt" fo:language="none" fo:country="none" fo:font-weight="bold" style:font-size-asian="10pt" style:language-asian="none" style:country-asian="none" style:font-weight-asian="bold" style:font-size-complex="10pt" style:language-complex="en" style:country-complex="US"/>
    </style:style>
    <style:style style:name="T29" style:family="text">
      <style:text-properties fo:font-size="10pt" fo:language="none" fo:country="none" style:font-size-asian="10pt" style:language-asian="none" style:country-asian="none" style:font-size-complex="10pt" style:language-complex="en" style:country-complex="US"/>
    </style:style>
    <style:style style:name="T30" style:family="text">
      <style:text-properties fo:font-size="10pt" style:font-size-asian="10pt" style:language-asian="en" style:country-asian="US" style:font-size-complex="10pt" style:language-complex="en" style:country-complex="US"/>
    </style:style>
    <style:style style:name="T31" style:family="text">
      <style:text-properties fo:font-size="8pt" fo:font-weight="bold" style:font-size-asian="8pt" style:language-asian="en" style:country-asian="US" style:font-weight-asian="bold" style:font-size-complex="8pt" style:language-complex="en" style:country-complex="US"/>
    </style:style>
    <style:style style:name="T32" style:family="text">
      <style:text-properties fo:font-size="8pt" fo:language="none" fo:country="none" fo:font-weight="bold" style:font-size-asian="8pt" style:language-asian="none" style:country-asian="none" style:font-weight-asian="bold" style:font-size-complex="8pt" style:language-complex="en" style:country-complex="US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5">ДОГОВОР № ДУ-Т-2504-1</text:span></text:p>
      <text:p text:style-name="P3">возмездного оказания услуг</text:p>
      <text:p text:style-name="P3"/>
      <text:p text:style-name="P1"><text:span text:style-name="T16">г. Москва <text:s text:c="125"/>« 01» апреля 2025 г.</text:span></text:p>
      <text:p text:style-name="P4"/>
      <text:p text:style-name="P8"><text:span text:style-name="T16">Гражданин Российской Федерации Леонов Юрий Владимирович, именуемый в дальнейшем «Исполнитель», с одной стороны, и Общество с ограниченной ответственностью «ТЕХНОЛОГИИ МАШИННОГО ЗРЕНИЯ» (ООО «ТЕХНОЛОГИИ МАШИННОГО ЗРЕНИЯ»), </text:span><text:bookmark-start text:name="_Hlk149060744"/><text:span text:style-name="T16">в лице </text:span><text:bookmark-end text:name="_Hlk149060744"/><text:span text:style-name="T16">Генерального директора Галактионова Виталия Анатольевича, действующего на основании Устава, именуемое в дальнейшем "Заказчик", с другой стороны, вместе именуемые «Стороны», заключили настоящий Договор о нижеследующем:</text:span></text:p>
      <text:p text:style-name="P9"/>
      <text:p text:style-name="P5">1. ПРЕДМЕТ ДОГОВОРА</text:p>
      <text:p text:style-name="P90"><text:span text:style-name="T17">1.1. Заказчик поручает, а Исполнитель обязуется оказать комплекс услуг на разработку прокси-сервера ретрансляции событий видеоаналитики в протокол </text:span><text:span text:style-name="T16">JT</text:span><text:span text:style-name="T17">808, в рамках Заявки на оказание услуг. Заявка на оказание услуг подаётся Заказчиком по форме, согласованной в Приложении № 1.</text:span></text:p>
      <text:list xml:id="list473521520" text:style-name="WW8Num4">
        <text:list-item>
          <text:list>
            <text:list-item>
              <text:p text:style-name="P37"><text:span text:style-name="T6">Настоящий Договор действует с даты подписания сторонами настоящего Договора до 30 апреля 2025г.</text:span></text:p>
            </text:list-item>
            <text:list-item>
              <text:p text:style-name="P38">Для оказания услуг по настоящему Договору Исполнитель не вправе привлекать третьих лиц.</text:p>
            </text:list-item>
          </text:list>
        </text:list-item>
      </text:list>
      <text:p text:style-name="P10"/>
      <text:list xml:id="list103355572500696" text:continue-numbering="true" text:style-name="WW8Num4">
        <text:list-item>
          <text:p text:style-name="P40"><text:span text:style-name="T21">ОБЯЗАННОСТИ СТОРОН</text:span></text:p>
        </text:list-item>
      </text:list>
      <text:p text:style-name="P42"><text:span text:style-name="T22">2.1. Заказчик обязуется:</text:span></text:p>
      <text:list xml:id="list2055895158" text:style-name="WW8Num3">
        <text:list-item>
          <text:p text:style-name="P39">Своевременно предоставить полную и достоверную информацию, касающуюся предмета настоящего Договора.</text:p>
        </text:list-item>
        <text:list-item>
          <text:p text:style-name="P39">Своевременно и в полном объеме предоставлять Исполнителю все запрашиваемые им документы, касающиеся предмета настоящего Договора.</text:p>
        </text:list-item>
      </text:list>
      <text:p text:style-name="P43"><text:span text:style-name="T22">2.1.3. Своевременно и в полном объеме оплатить услуги Исполнителя по настоящему Договору, в соответствии со статьей 3 настоящего Договора.</text:span></text:p>
      <text:p text:style-name="P43"><text:span text:style-name="T6">2.1.4. Заказчик имеет право во всякое время проверять ход и качество работ (услуг), выполняемых Исполнителем, не вмешиваясь в его деятельность.</text:span></text:p>
      <text:p text:style-name="P44"><text:span text:style-name="T22">2.2. Исполнитель обязуется:</text:span></text:p>
      <text:p text:style-name="P43"><text:span text:style-name="T22">2.2.1. Оказать услуги в полном объеме в согласованные в соответствующем Приложении сроки, с надлежащим качеством. Качество оказываемых Исполнителем услуг должно соответствовать требованиям, которые предъявляются к услугам соответствующего рода. Если законом или иными правовыми актами предусмотрены обязательные требования к услугам, оказываемым Исполнителем, он обязан выполнить данные услуги, соблюдая данные требования;</text:span></text:p>
      <text:p text:style-name="P43"><text:span text:style-name="T22">2.2.2. Предоставлять Заказчику полную и достоверную информацию согласно представленному запросу;</text:span></text:p>
      <text:p text:style-name="P43"><text:span text:style-name="T22">2.2.3. Оказывать услуги лично</text:span> <text:span text:style-name="T22">и не привлекать для их выполнения третьих лиц;</text:span></text:p>
      <text:p text:style-name="P43"><text:span text:style-name="T6">2.2.4. Безвозмездно исправить по требованию Заказчика все выявленные недостатки, если в процессе оказания услуг Исполнитель допустил отступление от условий договора, ухудшившее их качество;</text:span></text:p>
      <text:p text:style-name="P43"><text:span text:style-name="T6">2.2.5. Исполнитель обязан незамедлительно предупредить Заказчика о независящих от Исполнителя обстоятельствах, которые могут отразиться на качестве и сроках оказания услуг.</text:span></text:p>
      <text:p text:style-name="P18"/>
      <text:p text:style-name="P14"><text:span text:style-name="T14">3. СТОИМОСТЬ УСЛУГ И ПОРЯДОК РАСЧЕТОВ</text:span></text:p>
      <text:p text:style-name="P54"><text:span text:style-name="T6">3.1. Стоимость услуг по настоящему Договору определяется в соответствии с фактически оказанными услугами на основании подписанной Сторонами Заявки на оказание услуг. НДС не уплачивается.</text:span></text:p>
      <text:p text:style-name="P55"><text:span text:style-name="T6">3.2. Оплата услуг Исполнителя осуществляется в течение 3 (Трех) календарных дней с даты подписания Сторонами Акта об оказанных услугах (Приложение № 2), в безналичном порядке путем перечисления необходимых сумм по настоящему Договору платежными поручениями на банковский счет Исполнителя, указанный в настоящем Договоре.</text:span></text:p>
      <text:p text:style-name="P55"><text:span text:style-name="T6">3.3. Расходы Исполнителя, связанные с оказанием услуг по настоящему Договору, оплачиваются Заказчиком в пятидневный срок с даты представления обосновывающих документов.</text:span></text:p>
      <text:p text:style-name="P55"><text:span text:style-name="T6">3.4. Из сумм, подлежащих перечислению Исполнителю в качестве оплаты стоимости его услуг, в соответствии с законодательством РФ Заказчиком удерживается и уплачивается в бюджет РФ НДФЛ (13%). </text:span></text:p>
      <text:p text:style-name="P56"/>
      <text:p text:style-name="P21"/>
      <text:p text:style-name="P13"/>
      <text:p text:style-name="P13"><text:soft-page-break/></text:p>
      <text:p text:style-name="P13"/>
      <text:p text:style-name="P14"><text:span text:style-name="T14">4. ПРИЕМКА ОКАЗАННЫХ УСЛУГ</text:span></text:p>
      <text:p text:style-name="P44"><text:span text:style-name="T23">4.1. Приемка оказанных Исполнителем услуг производится по Акту </text:span><text:span text:style-name="T6">об оказанных услугах</text:span><text:span text:style-name="T23">, подписываемому Сторонами. </text:span></text:p>
      <text:p text:style-name="P44"><text:span text:style-name="T23">4.2. В случае неподписания Заказчиком Акта об оказанных услугах по истечении двух рабочих дней с момента получения такого акта и отсутствии обоснованных письменных возражений по факту оказанных услуг, обязательства Исполнителя считаются надлежащим образом исполненными, а услуги оказанными.</text:span></text:p>
      <text:p text:style-name="P12"><text:s text:c="2"/></text:p>
      <text:p text:style-name="P14"><text:span text:style-name="T14">5. ОТВЕТСТВЕННОСТЬ СТОРОН</text:span></text:p>
      <text:p text:style-name="P44"><text:span text:style-name="T6">5.1.</text:span><text:span text:style-name="T22"> За неисполнение или ненадлежащее исполнение обязательств по Настоящему Договору Стороны несут ответственность в соответствии с действующим законодательством.</text:span></text:p>
      <text:p text:style-name="P52">5.2. Работы (услуги), которые не выполнены Исполнителем в установленный срок или выполнены не с надлежащим качеством, Заказчик вправе не принимать и не оплачивать.</text:p>
      <text:p text:style-name="P52">5.3. Исполнитель несет ответственность за сохранность предоставленных ему Заказчиком в связи с исполнением настоящего договора материалов, документов и др. материальных ценностей.</text:p>
      <text:p text:style-name="P44"><text:span text:style-name="T22">5.4. Ответственность за соблюдение норм и условий по охране труда, а также пожарной безопасности при оказании услуг возлагается на Исполнителя.</text:span></text:p>
      <text:p text:style-name="P15"/>
      <text:p text:style-name="P11">6. КОММЕРЧЕСКАЯ ТАЙНА, КОНФИДЕНЦИАЛЬНОСТЬ, ИНСАЙДЕРСКАЯ ИНФОРМАЦИЯ</text:p>
      <text:p text:style-name="P57"><text:span text:style-name="T22"><text:s/>6.1. Информация, составляющая коммерческую тайну Заказчика, является собственностью Заказчика и остается в его собственности в случае прекращения отношений Сторон.</text:span></text:p>
      <text:p text:style-name="P57"><text:span text:style-name="T22">6.2. Исполнитель обязуется соблюдать конфиденциальность в отношении информации, составляющей коммерческую тайну Заказчика, не разглашать такую информацию третьим лицам, не использовать в личных целях и принимать меры для предотвращения несанкционированного разглашения такой информации третьим лицам.</text:span></text:p>
      <text:p text:style-name="P61">6.3. Исполнитель обязуется ни в какое время прямо или косвенно не воспроизводить, не декомпилировать, не разделять и не передавать третьим лицам, полностью или в части, любую информацию, содержащуюся на материальных носителях, составляющую коммерческую тайну Заказчика.</text:p>
      <text:p text:style-name="P57"><text:span text:style-name="T22">6.4. Исполнитель обязуется не обсуждать конкретных контрагентов Заказчика и их проекты с сотрудниками Заказчика и с сотрудниками третьих лиц, прямо не связанных с любым таким проектом.</text:span></text:p>
      <text:p text:style-name="P61">6.5. Исполнитель обязуется не использовать во время работы у Заказчика какую-либо информацию, составляющую коммерческую тайну любого иного лица, если только собственник информации, составляющей коммерческую тайну, не уполномочил его на то должным образом.</text:p>
      <text:p text:style-name="P57"><text:span text:style-name="T22">6.6. Исполнитель обязуется не выносить, не вывозить и не высылать по почте или средствами электронной связи из помещений предприятия Заказчика любые носители, содержащие информацию, составляющую коммерческую тайну Заказчика, а именно: предметы, документы, досье, записи, информацию в электронной форме и т.п., если это не связано с исполнением им <text:s/>обязанностей по настоящему договору, и незамедлительно вернуть их, как только деловая необходимость в таких предметах, документах, досье, записях, информации и т.п. отпадет.</text:span></text:p>
      <text:p text:style-name="P57"><text:span text:style-name="T22">6.7. В случае если от государственных органов, уполномоченных на получение информации, составляющей коммерческую тайну Заказчика, в соответствии с законодательством РФ, получен запрос о предоставлении такой информации, Исполнитель незамедлительно уведомляет о таком запросе Заказчика (уполномоченного представителя Заказчика).</text:span></text:p>
      <text:p text:style-name="P57"><text:span text:style-name="T22">6.8. Исполнитель не должен использовать или публиковать какие-либо сведения или информацию, полученные им в связи с его работой по настоящему Договору без предварительного письменного согласия Заказчика.</text:span></text:p>
      <text:p text:style-name="P57"><text:span text:style-name="T22">6.9. Действие п.п. 6.1 - 6.8 настоящего Договора остается в силе в течение 3 (Трех) лет после прекращения отношений между Заказчиком и Исполнителем.</text:span></text:p>
      <text:p text:style-name="P57"><text:span text:style-name="T22">6.10. Исполнитель несет имущественную ответственность за убытки, причиненные Заказчику разглашением коммерческой тайны Заказчика, в соответствии с законодательством РФ. </text:span></text:p>
      <text:p text:style-name="P57"><text:span text:style-name="T22">6.11. Не позднее дня прекращения отношений Исполнитель обязан передать Заказчику или представителю Заказчика все носители, содержащие информацию, составляющую коммерческую тайну Заказчика, а именно все предметы, документы, досье, записи, информацию в электронной форме и т.п., полученные или созданные Исполнителем в ходе деятельности по настоящему договору или в связи с ним.</text:span></text:p>
      <text:p text:style-name="P57"><text:span text:style-name="T22">6.12. Информация о Заказчике и его аффилированных лицах, их деятельности, ценных бумагах Заказчика и его аффилированных лицах, не являющаяся общедоступной и ставшая известной </text:span><text:soft-page-break/><text:span text:style-name="T22">Исполнителю в связи с его отношениями с Заказчиком (далее - инсайдерская информация), может использоваться Исполнителем только для выполнения его обязанностей по договору.</text:span></text:p>
      <text:p text:style-name="P57"><text:span text:style-name="T22">6.13. Исполнитель не вправе передавать кому-либо инсайдерскую информацию, за исключением случаев передачи инсайдерской информации третьим лицам в процессе выполнения Исполнителем работ, предусмотренных настоящим Договором.</text:span></text:p>
      <text:p text:style-name="P57"><text:span text:style-name="T22">6.14. Подписанием настоящего Договора Исполнитель подтверждает факт своего ознакомления с мерами материальной ответственности за неправомерное использование и распространение инсайдерской информации Заказчика.</text:span></text:p>
      <text:p text:style-name="P61"/>
      <text:p text:style-name="P34"><text:span text:style-name="T4"><text:s/>7. ИНТЕЛЛЕКТУАЛЬНАЯ СОБСТВЕННОСТЬ </text:span></text:p>
      <text:p text:style-name="P58"><text:span text:style-name="T22">7.1. Исполнитель соглашается, что все исключительные права на результат интеллектуальной деятельности и приравненные к ним средства индивидуализации юридических лиц, товаров, работ, услуг, которым представляется правовая охрана (ОИС-объект интеллектуальной собственности): изобретения, полезные модели, промышленные образцы, топологии интегральных микросхем, программы для ЭВМ, базы данных и ноу-хау (секрет производства) произведения науки, созданные Исполнителем в порядке выполнения своих <text:s text:c="2"/>обязанностей или по <text:s/>конкретному заданию Заказчика, включая право на подачу заявок и получение патентов и свидетельств, регистрацию, воспроизведение, опубликование, распространение, любое коммерческое и некоммерческое использование, адаптацию, создание производных работ и произведений, принадлежат Работодателю на основании закона, в части, п.2 ст.1295 и п.3 ст.1370, ст.1470 ГК РФ. </text:span></text:p>
      <text:p text:style-name="P58"><text:span text:style-name="T22">7.2. Исполнитель обязуется уведомлять Заказчика о создании им ОИС указанных в п. 7.1. результатов интеллектуальной деятельности и оказывать Заказчику содействие в должном оформлении и охране прав на указанные объекты.</text:span></text:p>
      <text:p text:style-name="P58"><text:span text:style-name="T22">7.3. Исполнитель обязуется не воспроизводить, не продавать, не лицензировать, не распространять и иным образом не передавать третьим лицам, не адаптировать, не декомпилировать перечисленные в п. 7.1 результаты интеллектуальной деятельности.</text:span></text:p>
      <text:p text:style-name="P62">7.4. Размер вознаграждения автору и порядок его выплаты определяются в соответствии с действующим законодательством Российской Федерации.</text:p>
      <text:p text:style-name="P16"/>
      <text:p text:style-name="P14"><text:span text:style-name="T14">8. РАЗРЕШЕНИЕ СПОРОВ</text:span></text:p>
      <text:p text:style-name="P44"><text:span text:style-name="T22">8.1. Все споры и разногласия, которые могут возникнуть между Сторонами по настоящему Договору, разрешаются путем переговоров, а при недостижении согласия – в установленном законом порядке.</text:span></text:p>
      <text:p text:style-name="P17"/>
      <text:p text:style-name="P14"><text:span text:style-name="T14">9. СРОК ДЕЙСТВИЯ, ПОРЯДОК ИЗМЕНЕНИЯ И РАСТОРЖЕНИЯ ДОГОВОРА</text:span></text:p>
      <text:p text:style-name="P19"><text:span text:style-name="T24">9.1. Настоящий Договор вступает в силу со дня его подписания Сторонами и действует до полного выполнения сторонами взятых на себя обязательств. </text:span></text:p>
      <text:p text:style-name="P19"><text:span text:style-name="T24">9.2. Все изменения и дополнения к настоящему Договору оформляются в письменном виде, путем составления дополнительных соглашений и подписания их Сторонами.</text:span></text:p>
      <text:p text:style-name="P16"/>
      <text:p text:style-name="P14"><text:span text:style-name="T14">10. ЗАКЛЮЧИТЕЛЬНЫЕ ПОЛОЖЕНИЯ</text:span></text:p>
      <text:p text:style-name="P19"><text:span text:style-name="T24">10.1 Настоящий Договор составлен в двух экземплярах, имеющих одинаковую юридическую силу, по одному для каждой из Сторон.</text:span></text:p>
      <text:p text:style-name="P19"><text:span text:style-name="T24">10.2. Стороны обязаны извещать друг друга об изменении своего юридического адреса и платежных реквизитов не позднее 5(Пяти) рабочих дней со дня изменения.</text:span></text:p>
      <text:p text:style-name="P19"><text:span text:style-name="T24">10.3. Документы, переданные по электронной почте, имеют юридическую силу, оригиналы указанных документов направляются по почте или курьерской службой в течение 20 (двадцати) календарных дней с даты передачи по электронной почте (факсимильной связи).</text:span></text:p>
      <text:p text:style-name="P19"><text:span text:style-name="T24">10.4. Во всем остальном, что не предусмотрено настоящим Договором, Стороны руководствуются действующим законодательством Российской Федерации.</text:span></text:p>
      <text:p text:style-name="P17"/>
      <text:p text:style-name="P20">11.СОГЛАСИЕ НА ОБРАБОТКУ ПЕРСОНАЛЬНЫХ ДАННЫХ ИСПОЛНИТЕЛЯ</text:p>
      <text:p text:style-name="P60">11.1. Даю согласие на обработку своих персональных данных, указанных в договоре, с использованием или без использования средств автоматизации, в целях заключения и исполнения настоящего договора.</text:p>
      <text:p text:style-name="P20"/>
      <text:p text:style-name="P19"><text:span text:style-name="T24">____________________________/Ю.В. Леонов/</text:span></text:p>
      <text:p text:style-name="P19"><text:span text:style-name="T25"><text:s text:c="14"/>(подпись)</text:span><text:span text:style-name="T24"> <text:s text:c="32"/></text:span><text:span text:style-name="T25">(расшифровка)</text:span></text:p>
      <text:p text:style-name="P6"/>
      <text:p text:style-name="P17"/>
      <text:p text:style-name="P19"><text:span text:style-name="T24">Приложение № 1 Заявка на оказание услуг</text:span></text:p>
      <text:p text:style-name="P17">Приложение № 2 Акт оказанных услуг</text:p>
      <text:p text:style-name="P22"><text:soft-page-break/><text:s text:c="7"/></text:p>
      <text:p text:style-name="P23"/>
      <text:p text:style-name="P24"><text:span text:style-name="T14">12. АДРЕСА, РЕКВИЗИТЫ И ПОДПИСИ СТОРОН:</text:span></text:p>
      <text:p text:style-name="P91"><text:s text:c="3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>Исполнитель:</text:p>
          </table:table-cell>
          <table:table-cell table:style-name="Table1.A1" office:value-type="string">
            <text:p text:style-name="P31">Заказчик:</text:p>
          </table:table-cell>
        </table:table-row>
        <table:table-row table:style-name="Table1.2">
          <table:table-cell table:style-name="Table1.A1" office:value-type="string">
            <text:p text:style-name="P27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9">Леонов Юрий Владимирович</text:p>
                  <text:p text:style-name="Standard"><text:span text:style-name="T7">Дата рождения: 16.08.1988 г.р.</text:span></text:p>
                  <text:p text:style-name="Standard"><text:span text:style-name="T7">Паспорт: № 46 08 448005 <text:s/></text:span></text:p>
                  <text:p text:style-name="Standard"><text:span text:style-name="T7">Выдан: ТП№3 в <text:s/>гор. Подольске ОУФМС РОССИИ по Московской обл. в гор. Подольске</text:span></text:p>
                  <text:p text:style-name="Standard"><text:span text:style-name="T7">Дата выдачи: 14.10.2008</text:span></text:p>
                  <text:p text:style-name="Standard"><text:span text:style-name="T7">Код подразделения: 500-122</text:span></text:p>
                  <text:p text:style-name="Standard"><text:span text:style-name="T7">Адрес регистрации: </text:span><text:span text:style-name="T9">Московская обл., г. Подольск, Октябрьский проспект, 5б, 37</text:span></text:p>
                  <text:p text:style-name="Standard"><text:span text:style-name="T7">ИНН: 503615356554 <text:s text:c="20"/></text:span></text:p>
                  <text:p text:style-name="Standard"><text:span text:style-name="T7">СНИЛС: 142-559-340 62</text:span></text:p>
                  <text:p text:style-name="Standard"><text:span text:style-name="T7">Телефон: +7 (993) 611-80-79<text:line-break/>Счет получателя: 40817 810 7 0624 0235191</text:span></text:p>
                  <text:p text:style-name="P25">АО «Альфа-Банк», г. Москва</text:p>
                  <text:p text:style-name="P25">БИК 044525593</text:p>
                  <text:p text:style-name="P25"/>
                  <text:p text:style-name="P25"/>
                </table:table-cell>
              </table:table-row>
            </table:table>
            <text:p text:style-name="P26"/>
            <text:p text:style-name="P26"/>
          </table:table-cell>
          <table:table-cell table:style-name="Table1.A1" office:value-type="string">
            <text:p text:style-name="P27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33">Общество с ограниченной ответственностью </text:p>
                  <text:p text:style-name="P63"><text:span text:style-name="T21">«ТЕХНОЛОГИИ МАШИННОГО ЗРЕНИЯ» </text:span></text:p>
                  <text:p text:style-name="P63"><text:span text:style-name="T21">(ООО «ТЕХНОЛОГИИ МАШИННОГО ЗРЕНИЯ»)</text:span></text:p>
                  <text:p text:style-name="P63"><text:span text:style-name="T22">Юридический адрес: 125445, г. Москва, ш. Ленинградское д. 112, к.2, кв.285 </text:span></text:p>
                  <text:p text:style-name="P63"><text:span text:style-name="T22">ИНН/КПП 7743293350/774301001</text:span></text:p>
                  <text:p text:style-name="P64">Банковские реквизиты:</text:p>
                  <text:p text:style-name="P63"><text:span text:style-name="T22">АО «АЛЬФА-БАНК» </text:span></text:p>
                  <text:p text:style-name="P63"><text:span text:style-name="T22">БИК 044525593</text:span></text:p>
                  <text:p text:style-name="P63"><text:span text:style-name="T22">к/с 30101810200000000593</text:span></text:p>
                  <text:p text:style-name="P63"><text:span text:style-name="T22">р/с 40702810301880001703</text:span></text:p>
                  <text:p text:style-name="P32"/>
                  <text:p text:style-name="P28"/>
                  <text:p text:style-name="P28"/>
                  <text:p text:style-name="P28"/>
                </table:table-cell>
              </table:table-row>
            </table:table>
            <text:p text:style-name="P28"/>
            <text:p text:style-name="Standard"><text:span text:style-name="T3">Генеральный директор </text:span></text:p>
            <text:p text:style-name="P30"/>
          </table:table-cell>
        </table:table-row>
        <table:table-row table:style-name="Table1.3">
          <table:table-cell table:style-name="Table1.A1" office:value-type="string">
            <text:p text:style-name="Standard"><text:span text:style-name="T28"><text:s/>___________________ /</text:span><text:span text:style-name="T12">Ю.В. Леонов</text:span><text:span text:style-name="T28">/</text:span></text:p>
            <text:p text:style-name="P36"/>
          </table:table-cell>
          <table:table-cell table:style-name="Table1.A1" office:value-type="string">
            <text:p text:style-name="Standard"><text:span text:style-name="T28">___________________ /</text:span><text:span text:style-name="T27"> </text:span><text:span text:style-name="T3">В.А. Галактионов</text:span><text:span text:style-name="T27"> /</text:span></text:p>
          </table:table-cell>
        </table:table-row>
        <table:table-row table:style-name="Table1.4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Standard"><text:span text:style-name="T28"><text:s text:c="3"/></text:span><text:span text:style-name="T32">М.П.</text:span></text:p>
          </table:table-cell>
        </table:table-row>
      </table:table>
      <text:p text:style-name="P66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6"/>
      <text:p text:style-name="P69"><text:s text:c="129"/></text:p>
      <text:p text:style-name="P69"/>
      <text:p text:style-name="P69"/>
      <text:p text:style-name="P69"><text:soft-page-break/></text:p>
      <text:p text:style-name="P70"><text:span text:style-name="T3"><text:s text:c="11"/>Приложение 1</text:span></text:p>
      <text:p text:style-name="P2"><text:span text:style-name="T14"><text:s text:c="128"/>к Договору № ДУ-Т-2504-1</text:span></text:p>
      <text:p text:style-name="P53"><text:span text:style-name="T3">возмездного оказания услуг от «01» апреля 2025 г.</text:span></text:p>
      <text:p text:style-name="P68"/>
      <text:p text:style-name="P74"/>
      <text:p text:style-name="P71"><text:span text:style-name="T3"><text:s text:c="77"/></text:span><text:span text:style-name="T7">ФОРМА</text:span></text:p>
      <text:p text:style-name="P80"/>
      <text:p text:style-name="P75"/>
      <text:p text:style-name="P72"><text:span text:style-name="T3"><text:s text:c="4"/>ЗАЯВКА №______</text:span></text:p>
      <text:p text:style-name="P72"><text:span text:style-name="T3">на оказание услуг для Исполнителя</text:span></text:p>
      <text:p text:style-name="P49"/>
      <text:p text:style-name="P45"/>
      <text:p text:style-name="P71"><text:span text:style-name="T6">г. Москва <text:s text:c="117"/>"___"___________2025 г.</text:span></text:p>
      <text:p text:style-name="P45"/>
      <text:p text:style-name="P57"><text:span text:style-name="T6">Гражданин Российской Федерации Леонов Юрий Владимирович, именуемый в дальнейшем «Исполнитель», с одной стороны, и Общество с ограниченной ответственностью «ТЕХНОЛОГИИ МАШИННОГО ЗРЕНИЯ» (ООО «ТЕХНОЛОГИИ МАШИННОГО ЗРЕНИЯ»), в лице Генерального директора Галактионова Виталия Анатольевича, действующего на основании Устава, именуемое в дальнейшем "Заказчик", с другой стороны, вместе именуемые «Стороны», согласовали в соответствии с условиями Договора № </text:span><text:span text:style-name="T22">ДУ-Т-2504-1</text:span><text:span text:style-name="T6"> возмездного оказания услуг от «01» апреля 2025г., следующее задание для Исполнителя:</text:span></text:p>
      <text:p text:style-name="P59"><text:span text:style-name="T22"><text:s/>1.Исполнитель обязуется оказать </text:span><text:span text:style-name="T6">комплекс услуг по видеоаналитики</text:span><text:span text:style-name="T22">, а именно:</text:span></text:p>
      <text:p text:style-name="P61">-</text:p>
      <text:p text:style-name="P61">-</text:p>
      <text:p text:style-name="P59"><text:span text:style-name="T22">2.Стоимость услуг: Исполнителя составляет ___ (_____) руб. 00 коп.</text:span></text:p>
      <text:p text:style-name="P59"><text:span text:style-name="T22">3.Исполнитель обязуется приступить к выполнению задания в течение 1 (одного) рабочего дня согласно условиям Заявки на оказание услуг. Срок окончания работ: </text:span><text:span text:style-name="T22"><text:user-defined style:data-style-name="N0" text:name="Дата окончания работ">"____" ______ 202__ года</text:user-defined></text:span><text:span text:style-name="T22">.</text:span></text:p>
      <text:p text:style-name="P59"><text:span text:style-name="T6">4.Настоящая Заявка на оказание услуг подписана в двух идентичных экземплярах, имеющих равную юридическую силу, по одному оригинальному экземпляру для каждой из Сторон.</text:span></text:p>
      <text:p text:style-name="P4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4">Исполнитель:</text:p>
          </table:table-cell>
          <table:table-cell table:style-name="Table4.A1" office:value-type="string">
            <text:p text:style-name="P84">Заказчик:</text:p>
          </table:table-cell>
        </table:table-row>
        <table:table-row table:style-name="Table4.1">
          <table:table-cell table:style-name="Table4.A1" office:value-type="string">
            <text:p text:style-name="P77">гражданин РФ </text:p>
            <text:p text:style-name="P77">Леонов Юрий Владимирович</text:p>
            <text:p text:style-name="P50"/>
          </table:table-cell>
          <table:table-cell table:style-name="Table4.A1" office:value-type="string">
            <text:p text:style-name="P33">Общество с ограниченной ответственностью </text:p>
            <text:p text:style-name="P63"><text:span text:style-name="T21">«ТЕХНОЛОГИИ МАШИННОГО ЗРЕНИЯ» </text:span></text:p>
            <text:p text:style-name="P63"><text:span text:style-name="T21">(ООО «ТЕХНОЛОГИИ МАШИННОГО ЗРЕНИЯ»)</text:span></text:p>
            <text:p text:style-name="P65"/>
          </table:table-cell>
        </table:table-row>
        <table:table-row table:style-name="Table4.3">
          <table:table-cell table:style-name="Table4.A1" office:value-type="string">
            <text:p text:style-name="P76"> </text:p>
            <text:p text:style-name="P76"/>
            <text:p text:style-name="P82"><text:span text:style-name="T3">_______________________</text:span><text:span text:style-name="T13">/</text:span><text:span text:style-name="T3">Ю.В. Леонов/</text:span></text:p>
          </table:table-cell>
          <table:table-cell table:style-name="Table4.A1" office:value-type="string">
            <text:p text:style-name="P82"><text:span text:style-name="T3">Генеральный директор</text:span></text:p>
            <text:p text:style-name="P76"/>
            <text:p text:style-name="P82"><text:span text:style-name="T3">___________________/В.А. Галактионов/</text:span></text:p>
          </table:table-cell>
        </table:table-row>
      </table:table>
      <text:p text:style-name="P45"/>
      <text:p text:style-name="P81">(КОНЕЦ ФОРМЫ)</text:p>
      <text:p text:style-name="P45"/>
      <text:p text:style-name="P4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4">Исполнитель:</text:p>
          </table:table-cell>
          <table:table-cell table:style-name="Table5.A1" office:value-type="string">
            <text:p text:style-name="P84">Заказчик:</text:p>
          </table:table-cell>
        </table:table-row>
        <table:table-row table:style-name="Table5.1">
          <table:table-cell table:style-name="Table5.A1" office:value-type="string">
            <text:p text:style-name="P77">гражданин РФ </text:p>
            <text:p text:style-name="P77">Леонов Юрий Владимирович</text:p>
            <text:p text:style-name="P50"/>
          </table:table-cell>
          <table:table-cell table:style-name="Table5.A1" office:value-type="string">
            <text:p text:style-name="Standard"><text:span text:style-name="T21">Общество с ограниченной ответственностью </text:span></text:p>
            <text:p text:style-name="P63"><text:span text:style-name="T21">«ТЕХНОЛОГИИ МАШИННОГО ЗРЕНИЯ» </text:span></text:p>
            <text:p text:style-name="P63"><text:span text:style-name="T21">(ООО «ТЕХНОЛОГИИ МАШИННОГО ЗРЕНИЯ»)</text:span></text:p>
            <text:p text:style-name="P84"/>
          </table:table-cell>
        </table:table-row>
        <table:table-row table:style-name="Table5.3">
          <table:table-cell table:style-name="Table5.A1" office:value-type="string">
            <text:p text:style-name="P76"> </text:p>
            <text:p text:style-name="P76"/>
            <text:p text:style-name="P82"><text:span text:style-name="T3">_______________________</text:span><text:span text:style-name="T13">/</text:span><text:span text:style-name="T3"> Ю.В. Леонов /</text:span></text:p>
          </table:table-cell>
          <table:table-cell table:style-name="Table5.A1" office:value-type="string">
            <text:p text:style-name="P82"><text:span text:style-name="T3">Генеральный директор</text:span></text:p>
            <text:p text:style-name="P76"/>
            <text:p text:style-name="P82"><text:span text:style-name="T3">___________________/ В.А. Галактионов /</text:span></text:p>
            <text:p text:style-name="P76"/>
            <text:p text:style-name="P78"/>
          </table:table-cell>
        </table:table-row>
      </table:table>
      <text:p text:style-name="P45"/>
      <text:p text:style-name="P45"/>
      <text:p text:style-name="P45"/>
      <text:p text:style-name="P45"><text:soft-page-break/></text:p>
      <text:p text:style-name="P73"/>
      <text:p text:style-name="P51">Приложение 2</text:p>
      <text:p text:style-name="P2"><text:span text:style-name="T14"><text:s text:c="128"/>к Договору № ДУ-Т-2504-1</text:span></text:p>
      <text:p text:style-name="P53"><text:span text:style-name="T3">возмездного оказания услуг от « 01 » апреля 2025 г.</text:span></text:p>
      <text:p text:style-name="P51"/>
      <text:p text:style-name="P48"/>
      <text:p text:style-name="P71"><text:span text:style-name="T7"><text:s text:c="79"/>ФОРМА</text:span></text:p>
      <text:p text:style-name="P46"/>
      <text:p text:style-name="P75">АКТ № __</text:p>
      <text:p text:style-name="P72"><text:span text:style-name="T4">оказанных услуг</text:span><text:span text:style-name="T6"> </text:span></text:p>
      <text:p text:style-name="P45"/>
      <text:p text:style-name="P71"><text:span text:style-name="T6">г. Москва<text:tab/><text:tab/><text:tab/><text:tab/><text:tab/><text:tab/> <text:s text:c="41"/>"___"___________2025 г.</text:span></text:p>
      <text:p text:style-name="P45"/>
      <text:p text:style-name="P86"><text:span text:style-name="T6">Гражданин Российской Федерации Леонов Юрий Владимирович, именуемый в дальнейшем «Исполнитель», с одной стороны, и Общество с ограниченной ответственностью «ТЕХНОЛОГИИ МАШИННОГО ЗРЕНИЯ» (ООО «ТЕХНОЛОГИИ МАШИННОГО ЗРЕНИЯ»), в лице Генерального директора Галактионова Виталия Анатольевича, действующего на основании Устава, именуемое в дальнейшем "Заказчик", с другой стороны, вместе именуемые «Стороны», согласовали в соответствии с условиями Договора № </text:span><text:span text:style-name="T22">ДУ-Т-2504-1</text:span><text:span text:style-name="T6"> возмездного оказания услуг от «01» апреля 2025г, подписали Акт оказанных услуг №___ от «____»______2025г о нижеследующем:</text:span></text:p>
      <text:p text:style-name="P87"><text:span text:style-name="T6">1.Исполнитель в соответствии с Заявкой №__ оказания услуг от «____»______2025г. оказал комплекс услуг по видеоаналитики, а именно:</text:span></text:p>
      <text:p text:style-name="P45">-</text:p>
      <text:p text:style-name="P45">-</text:p>
      <text:p text:style-name="P45"/>
      <text:p text:style-name="P41"><text:span text:style-name="T6">2.Стоимость услуг Исполнителя составила ___ (_____) руб. 00 коп.</text:span></text:p>
      <text:p text:style-name="P85"><text:span text:style-name="T6"><text:s text:c="10"/>3.Настоящий Акт оказанных услуг подписан в двух идентичных экземплярах, имеющих равную юридическую силу, по одному оригинальному экземпляру для каждой из Сторон.</text:span></text:p>
      <text:p text:style-name="P45"/>
      <text:p text:style-name="P4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8">Исполнитель:</text:p>
          </table:table-cell>
          <table:table-cell table:style-name="Table6.A1" office:value-type="string">
            <text:p text:style-name="P89">Заказчик:</text:p>
          </table:table-cell>
        </table:table-row>
        <table:table-row table:style-name="Table6.2">
          <table:table-cell table:style-name="Table6.A1" office:value-type="string">
            <text:p text:style-name="P77">гражданин РФ </text:p>
            <text:p text:style-name="P83"><text:span text:style-name="T3">Леонов Юрий Владимирович</text:span></text:p>
            <text:p text:style-name="P50"/>
            <text:p text:style-name="P47"/>
          </table:table-cell>
          <table:table-cell table:style-name="Table6.A1" office:value-type="string">
            <text:p text:style-name="P33">Общество с ограниченной ответственностью </text:p>
            <text:p text:style-name="P63"><text:span text:style-name="T21">«ТЕХНОЛОГИИ МАШИННОГО ЗРЕНИЯ» </text:span></text:p>
            <text:p text:style-name="P63"><text:span text:style-name="T21">(ООО «ТЕХНОЛОГИИ МАШИННОГО ЗРЕНИЯ»)</text:span></text:p>
            <text:p text:style-name="P65"/>
          </table:table-cell>
        </table:table-row>
      </table:table>
      <text:p text:style-name="P79"/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P76"> </text:p>
            <text:p text:style-name="P76"/>
            <text:p text:style-name="P82"><text:span text:style-name="T3">_______________________</text:span><text:span text:style-name="T13">/</text:span><text:span text:style-name="T3">Ю.В. Леонов/</text:span></text:p>
          </table:table-cell>
          <table:table-cell table:style-name="Table7.A1" office:value-type="string">
            <text:p text:style-name="P82"><text:span text:style-name="T3">Генеральный директор</text:span></text:p>
            <text:p text:style-name="P76"/>
            <text:p text:style-name="P82"><text:span text:style-name="T3">___________________/В.А. Галактионов/</text:span></text:p>
            <text:p text:style-name="P76"/>
            <text:p text:style-name="P76"/>
          </table:table-cell>
          <table:table-cell table:style-name="Table7.A1" office:value-type="string">
            <text:p text:style-name="P77"/>
          </table:table-cell>
        </table:table-row>
      </table:table>
      <text:p text:style-name="P81"/>
      <text:p text:style-name="P81"/>
      <text:p text:style-name="P79"/>
      <text:p text:style-name="P81">(КОНЕЦ ФОРМЫ)</text:p>
      <text:p text:style-name="P45"/>
      <text:p text:style-name="P4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4">Исполнитель:</text:p>
          </table:table-cell>
          <table:table-cell table:style-name="Table8.A1" office:value-type="string">
            <text:p text:style-name="P84">Заказчик:</text:p>
          </table:table-cell>
        </table:table-row>
        <table:table-row table:style-name="Table8.1">
          <table:table-cell table:style-name="Table8.A1" office:value-type="string">
            <text:p text:style-name="P77">гражданин РФ </text:p>
            <text:p text:style-name="P77">Леонов Юрий Владимирович</text:p>
            <text:p text:style-name="P50"/>
          </table:table-cell>
          <table:table-cell table:style-name="Table8.A1" office:value-type="string">
            <text:p text:style-name="P33">Общество с ограниченной ответственностью </text:p>
            <text:p text:style-name="P63"><text:span text:style-name="T21">«ТЕХНОЛОГИИ МАШИННОГО ЗРЕНИЯ» </text:span></text:p>
            <text:p text:style-name="P63"><text:span text:style-name="T21">(ООО «ТЕХНОЛОГИИ МАШИННОГО ЗРЕНИЯ»)</text:span></text:p>
            <text:p text:style-name="P84"/>
          </table:table-cell>
        </table:table-row>
        <table:table-row table:style-name="Table8.3">
          <table:table-cell table:style-name="Table8.A1" office:value-type="string">
            <text:p text:style-name="P76"> </text:p>
            <text:p text:style-name="P76"/>
            <text:p text:style-name="P82"><text:span text:style-name="T3">_______________________</text:span><text:span text:style-name="T13">/</text:span><text:span text:style-name="T3">Ю.В. Леонов/</text:span></text:p>
          </table:table-cell>
          <table:table-cell table:style-name="Table8.A1" office:value-type="string">
            <text:p text:style-name="P82"><text:span text:style-name="T3">Генеральный директор</text:span></text:p>
            <text:p text:style-name="P76"/>
            <text:p text:style-name="P82"><text:span text:style-name="T3">___________________/ В.А. Галактионов /</text:span></text:p>
            <text:p text:style-name="P76"/>
            <text:p text:style-name="P76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ohit Devanagari2" svg:font-family="'Lohit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ConsPlusTitle" style:family="paragraph">
      <style:paragraph-properties fo:orphans="0" fo:widows="0" style:text-autospace="none"/>
      <style:text-properties style:use-window-font-color="true" style:font-name="Arial" fo:font-family="Arial" style:font-family-generic="swiss" style:font-pitch="variable" fo:font-size="10pt" fo:language="ru" fo:country="RU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Основной_20_текст6" style:display-name="Основной текст6" style:family="paragraph" style:parent-style-name="Standard">
      <loext:graphic-properties draw:fill="solid" draw:fill-color="#ffffff"/>
      <style:paragraph-properties fo:margin-top="0in" fo:margin-bottom="0.1252in" loext:contextual-spacing="false" fo:line-height="0.1929in" fo:text-align="center" style:justify-single-word="false" fo:orphans="0" fo:widows="0" fo:hyphenation-ladder-count="no-limit" fo:background-color="#ffffff"/>
      <style:text-properties fo:font-size="11.5pt" fo:language="none" fo:country="none" style:font-name-asian="Calibri" style:font-family-asian="Calibri" style:font-family-generic-asian="swiss" style:font-pitch-asian="variable" style:font-size-asian="11.5pt" style:language-asian="zh" style:country-asian="CN" style:font-size-complex="11.5pt" fo:hyphenate="fals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fo:color="#00000a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ИТИС_20_таблица_20_по_20_центру" style:display-name="ИТИС таблица по центру" style:family="paragraph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bl_20_таблица_20_по_20_левому" style:display-name="bl таблица по левому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bl_20_Позиция" style:display-name="bl Позиция" style:family="paragraph" style:list-style-name="WW8Num28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Рецензия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бычный_20__28_Интернет_29_" style:display-name="Обычный (Интернет)" style:family="paragraph" style:parent-style-name="Standard">
      <style:paragraph-properties fo:margin-top="0.1945in" fo:margin-bottom="0.1945in" loext:contextual-spacing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erif CJK SC1" style:font-family-asian="'Noto Serif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/>
    <style:style style:name="WW8Num4z1" style:family="text">
      <style:text-properties fo:font-size="11pt" style:font-size-asian="11pt" style:font-size-complex="11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7.5pt" fo:font-style="normal" style:text-underline-style="none" fo:font-weight="normal" style:font-name-asian="Arial" style:font-family-asian="Arial" style:font-family-generic-asian="swiss" style:font-pitch-asian="variable" style:font-size-asian="7.5pt" style:font-style-asian="normal" style:font-weight-asian="normal" style:font-name-complex="Arial" style:font-family-complex="Arial" style:font-family-generic-complex="swiss" style:font-pitch-complex="variable" style:font-size-complex="7.5pt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Основной_20_шрифт_20_абзаца" style:display-name="Основной шрифт абзаца" style:family="text"/>
    <style:style style:name="Основной_20_текст_20_с_20_отступом_20_Знак" style:display-name="Основной текст с отступом Знак" style:family="text" style:parent-style-name="Основной_20_шрифт_20_абзаца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>
      <style:text-properties fo:font-weight="bold" style:font-weight-asian="bold" style:font-weight-complex="bold"/>
    </style:style>
    <style:style style:name="Основной_20_текст2" style:display-name="Основной текст2" style:family="text">
      <style:text-properties fo:color="#000000" style:text-position="0% 100%" style:font-name="Times New Roman" fo:font-family="'Times New Roman'" style:font-family-generic="roman" style:font-pitch="variable" fo:font-size="11.5pt" fo:letter-spacing="normal" fo:language="ru" fo:country="RU" fo:background-color="#ffffff" style:font-size-asian="11.5pt" style:font-name-complex="Times New Roman" style:font-family-complex="'Times New Roman'" style:font-family-generic-complex="roman" style:font-pitch-complex="variable" style:font-size-complex="11.5pt" style:text-scale="100%"/>
    </style:style>
    <style:style style:name="Основной_20_текст_20_Знак" style:display-name="Основной текст Знак" style:family="text">
      <style:text-properties fo:font-size="12pt" style:font-size-asian="12pt"/>
    </style:style>
    <style:style style:name="Основной_20_текст_20__2b__20_Полужирный" style:display-name="Основной текст + Полужирный" style:family="text">
      <style:text-properties fo:color="#000000" style:text-position="0% 100%" style:font-name="Times New Roman" fo:font-family="'Times New Roman'" style:font-family-generic="roman" style:font-pitch="variable" fo:font-size="11.5pt" fo:letter-spacing="normal" fo:language="ru" fo:country="RU" fo:font-weight="bold" fo:background-color="#ffffff" style:font-size-asian="11.5pt" style:font-weight-asian="bold" style:font-name-complex="Times New Roman" style:font-family-complex="'Times New Roman'" style:font-family-generic-complex="roman" style:font-pitch-complex="variable" style:font-size-complex="11.5pt" style:font-weight-complex="bold" style:text-scale="100%"/>
    </style:style>
    <style:style style:name="Основной_20_текст_20__28_2_29__20__2b__20_Не_20_полужирный" style:display-name="Основной текст (2) + Не полужирный" style:family="text">
      <style:text-properties fo:color="#000000" style:text-position="0% 100%" style:font-name="Times New Roman" fo:font-family="'Times New Roman'" style:font-family-generic="roman" style:font-pitch="variable" fo:font-size="11.5pt" fo:letter-spacing="normal" fo:language="ru" fo:country="RU" style:text-underline-style="none" fo:font-weight="bold" style:font-size-asian="11.5pt" style:font-weight-asian="bold" style:font-name-complex="Times New Roman" style:font-family-complex="'Times New Roman'" style:font-family-generic-complex="roman" style:font-pitch-complex="variable" style:font-size-complex="11.5pt" style:font-weight-complex="bold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 text:start-value="2">
        <style:list-level-properties text:list-level-position-and-space-mode="label-alignment">
          <style:list-level-label-alignment text:label-followed-by="listtab" text:list-tab-stop-position="0.3437in" fo:text-indent="-0.3437in" fo:margin-left="0.3437in"/>
        </style:list-level-properties>
      </text:list-level-style-number>
      <text:list-level-style-number text:level="2" text:style-name="WW8Num1z1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437in" fo:text-indent="-0.3437in" fo:margin-left="0.3437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1.0638in" fo:text-indent="-0.5in" fo:margin-left="1.0638in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1.3457in" fo:text-indent="-0.5in" fo:margin-left="1.3457in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1.878in" fo:text-indent="-0.75in" fo:margin-left="1.878in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2.1598in" fo:text-indent="-0.75in" fo:margin-left="2.1598in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2.4417in" fo:text-indent="-0.75in" fo:margin-left="2.4417in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2.9736in" fo:text-indent="-1in" fo:margin-left="2.9736in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3.2555in" fo:text-indent="-1in" fo:margin-left="3.25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prefix="2.1." style:num-suffix="." style:num-format="1">
        <style:list-level-properties text:list-level-position-and-space-mode="label-alignment">
          <style:list-level-label-alignment text:label-followed-by="listtab" text:list-tab-stop-position="0.4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25in" fo:margin-left="0.885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66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854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2.3854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02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854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8854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85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margin-left="0.4165in"/>
        </style:list-level-properties>
      </text:list-level-style-number>
      <text:list-level-style-number text:level="2" text:style-name="WW8Num6z0" style:num-suffix="." style:num-format="a" style:num-letter-sync="true">
        <style:list-level-properties text:list-level-position-and-space-mode="label-alignment">
          <style:list-level-label-alignment text:label-followed-by="listtab" fo:margin-left="0.8283in"/>
        </style:list-level-properties>
      </text:list-level-style-number>
      <text:list-level-style-number text:level="3" text:style-name="WW8Num6z0" style:num-format="i">
        <style:list-level-properties text:list-level-position-and-space-mode="label-alignment">
          <style:list-level-label-alignment text:label-followed-by="listtab" fo:margin-left="1.4492in"/>
        </style:list-level-properties>
      </text:list-level-style-number>
      <text:list-level-style-number text:level="4" text:style-name="WW8Num6z0" style:num-format="1">
        <style:list-level-properties text:list-level-position-and-space-mode="label-alignment">
          <style:list-level-label-alignment text:label-followed-by="listtab" fo:margin-left="1.9492in"/>
        </style:list-level-properties>
      </text:list-level-style-number>
      <text:list-level-style-number text:level="5" text:style-name="WW8Num6z0" style:num-format="a" style:num-letter-sync="true">
        <style:list-level-properties text:list-level-position-and-space-mode="label-alignment">
          <style:list-level-label-alignment text:label-followed-by="listtab" fo:margin-left="2.4492in"/>
        </style:list-level-properties>
      </text:list-level-style-number>
      <text:list-level-style-number text:level="6" text:style-name="WW8Num6z0" style:num-format="i">
        <style:list-level-properties text:list-level-position-and-space-mode="label-alignment">
          <style:list-level-label-alignment text:label-followed-by="listtab" fo:margin-left="2.9492in"/>
        </style:list-level-properties>
      </text:list-level-style-number>
      <text:list-level-style-number text:level="7" text:style-name="WW8Num6z0" style:num-format="1">
        <style:list-level-properties text:list-level-position-and-space-mode="label-alignment">
          <style:list-level-label-alignment text:label-followed-by="listtab" fo:margin-left="3.4492in"/>
        </style:list-level-properties>
      </text:list-level-style-number>
      <text:list-level-style-number text:level="8" text:style-name="WW8Num6z0" style:num-format="a" style:num-letter-sync="true">
        <style:list-level-properties text:list-level-position-and-space-mode="label-alignment">
          <style:list-level-label-alignment text:label-followed-by="listtab" fo:margin-left="3.9492in"/>
        </style:list-level-properties>
      </text:list-level-style-number>
      <text:list-level-style-number text:level="9" text:style-name="WW8Num6z0" style:num-format="i">
        <style:list-level-properties text:list-level-position-and-space-mode="label-alignment">
          <style:list-level-label-alignment text:label-followed-by="listtab" fo:margin-left="4.449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11">
        <style:list-level-properties text:list-level-position-and-space-mode="label-alignment">
          <style:list-level-label-alignment text:label-followed-by="listtab" fo:text-indent="-0.3083in" fo:margin-left="0.3083in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fo:text-indent="-0.3083in" fo:margin-left="0.4736in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8307in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9957in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411in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5764in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9917in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1571in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5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0z0" style:num-format="1" text:start-value="9" text:display-levels="2">
        <style:list-level-properties text:list-level-position-and-space-mode="label-alignment">
          <style:list-level-label-alignment text:label-followed-by="listtab" fo:text-indent="-0.25in" fo:margin-left="3.7709in"/>
        </style:list-level-properties>
      </text:list-level-style-number>
      <text:list-level-style-number text:level="3" text:style-name="WW8Num10z0" style:num-format="1" text:display-levels="3">
        <style:list-level-properties text:list-level-position-and-space-mode="label-alignment">
          <style:list-level-label-alignment text:label-followed-by="listtab" fo:text-indent="-0.5in" fo:margin-left="2.3709in"/>
        </style:list-level-properties>
      </text:list-level-style-number>
      <text:list-level-style-number text:level="4" text:style-name="WW8Num10z0" style:num-format="1" text:display-levels="4">
        <style:list-level-properties text:list-level-position-and-space-mode="label-alignment">
          <style:list-level-label-alignment text:label-followed-by="listtab" fo:text-indent="-0.5in" fo:margin-left="11.0626in"/>
        </style:list-level-properties>
      </text:list-level-style-number>
      <text:list-level-style-number text:level="5" text:style-name="WW8Num10z0" style:num-format="1" text:display-levels="5">
        <style:list-level-properties text:list-level-position-and-space-mode="label-alignment">
          <style:list-level-label-alignment text:label-followed-by="listtab" fo:text-indent="-0.5in" fo:margin-left="14.5835in"/>
        </style:list-level-properties>
      </text:list-level-style-number>
      <text:list-level-style-number text:level="6" text:style-name="WW8Num10z0" style:num-format="1" text:display-levels="6">
        <style:list-level-properties text:list-level-position-and-space-mode="label-alignment">
          <style:list-level-label-alignment text:label-followed-by="listtab" fo:text-indent="-0.75in" fo:margin-left="18.3543in"/>
        </style:list-level-properties>
      </text:list-level-style-number>
      <text:list-level-style-number text:level="7" text:style-name="WW8Num10z0" style:num-format="1" text:display-levels="7">
        <style:list-level-properties text:list-level-position-and-space-mode="label-alignment">
          <style:list-level-label-alignment text:label-followed-by="listtab" fo:text-indent="-0.75in" fo:margin-left="21.8752in"/>
        </style:list-level-properties>
      </text:list-level-style-number>
      <text:list-level-style-number text:level="8" text:style-name="WW8Num10z0" style:num-format="1" text:display-levels="8">
        <style:list-level-properties text:list-level-position-and-space-mode="label-alignment">
          <style:list-level-label-alignment text:label-followed-by="listtab" fo:text-indent="-1in" fo:margin-left="19.8654in"/>
        </style:list-level-properties>
      </text:list-level-style-number>
      <text:list-level-style-number text:level="9" text:style-name="WW8Num10z0" style:num-format="1" text:display-levels="9">
        <style:list-level-properties text:list-level-position-and-space-mode="label-alignment">
          <style:list-level-label-alignment text:label-followed-by="listtab" fo:text-indent="-1in" fo:margin-left="16.344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 text:start-value="2">
        <style:list-level-properties text:list-level-position-and-space-mode="label-alignment">
          <style:list-level-label-alignment text:label-followed-by="listtab" fo:text-indent="-0.35in" fo:margin-left="0.35in"/>
        </style:list-level-properties>
      </text:list-level-style-number>
      <text:list-level-style-number text:level="2" text:style-name="WW8Num12z0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35in" fo:margin-left="0.5465in"/>
        </style:list-level-properties>
      </text:list-level-style-number>
      <text:list-level-style-number text:level="3" text:style-name="WW8Num12z0" style:num-suffix="." style:num-format="1" text:start-value="3" text:display-levels="3">
        <style:list-level-properties text:list-level-position-and-space-mode="label-alignment">
          <style:list-level-label-alignment text:label-followed-by="listtab" fo:text-indent="-0.5in" fo:margin-left="0.8929in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898in"/>
        </style:list-level-properties>
      </text:list-level-style-number>
      <text:list-level-style-number text:level="5" text:style-name="WW8Num12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5362in"/>
        </style:list-level-properties>
      </text:list-level-style-number>
      <text:list-level-style-number text:level="6" text:style-name="WW8Num12z0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7327in"/>
        </style:list-level-properties>
      </text:list-level-style-number>
      <text:list-level-style-number text:level="7" text:style-name="WW8Num12z0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1791in"/>
        </style:list-level-properties>
      </text:list-level-style-number>
      <text:list-level-style-number text:level="8" text:style-name="WW8Num12z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3756in"/>
        </style:list-level-properties>
      </text:list-level-style-number>
      <text:list-level-style-number text:level="9" text:style-name="WW8Num12z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82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fo:text-indent="-0.25in" fo:margin-left="0.8854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66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854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25in" fo:margin-left="2.3854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854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854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25in" fo:margin-left="3.8854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85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25in" fo:margin-left="0.894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45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4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25in" fo:margin-left="2.3945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4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45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25in" fo:margin-left="3.894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45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4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25in" fo:margin-left="1.0909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909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909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25in" fo:margin-left="2.5909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909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909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25in" fo:margin-left="4.0909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909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65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6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25in" fo:margin-left="1.9465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6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65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25in" fo:margin-left="3.446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65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25in" fo:margin-left="0.7429in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5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5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5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5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7z0" style:num-format="1" text:display-levels="2">
        <style:list-level-properties text:list-level-position-and-space-mode="label-alignment">
          <style:list-level-label-alignment text:label-followed-by="listtab" fo:text-indent="-0.25in" fo:margin-left="2.0102in"/>
        </style:list-level-properties>
      </text:list-level-style-number>
      <text:list-level-style-number text:level="3" text:style-name="WW8Num27z0" style:num-format="1" text:display-levels="3">
        <style:list-level-properties text:list-level-position-and-space-mode="label-alignment">
          <style:list-level-label-alignment text:label-followed-by="listtab" fo:text-indent="-0.5in" fo:margin-left="4.0209in"/>
        </style:list-level-properties>
      </text:list-level-style-number>
      <text:list-level-style-number text:level="4" text:style-name="WW8Num27z0" style:num-format="1" text:display-levels="4">
        <style:list-level-properties text:list-level-position-and-space-mode="label-alignment">
          <style:list-level-label-alignment text:label-followed-by="listtab" fo:text-indent="-0.5in" fo:margin-left="5.7811in"/>
        </style:list-level-properties>
      </text:list-level-style-number>
      <text:list-level-style-number text:level="5" text:style-name="WW8Num27z0" style:num-format="1" text:display-levels="5">
        <style:list-level-properties text:list-level-position-and-space-mode="label-alignment">
          <style:list-level-label-alignment text:label-followed-by="listtab" fo:text-indent="-0.5in" fo:margin-left="7.5417in"/>
        </style:list-level-properties>
      </text:list-level-style-number>
      <text:list-level-style-number text:level="6" text:style-name="WW8Num27z0" style:num-format="1" text:display-levels="6">
        <style:list-level-properties text:list-level-position-and-space-mode="label-alignment">
          <style:list-level-label-alignment text:label-followed-by="listtab" fo:text-indent="-0.75in" fo:margin-left="9.552in"/>
        </style:list-level-properties>
      </text:list-level-style-number>
      <text:list-level-style-number text:level="7" text:style-name="WW8Num27z0" style:num-format="1" text:display-levels="7">
        <style:list-level-properties text:list-level-position-and-space-mode="label-alignment">
          <style:list-level-label-alignment text:label-followed-by="listtab" fo:text-indent="-0.75in" fo:margin-left="11.3126in"/>
        </style:list-level-properties>
      </text:list-level-style-number>
      <text:list-level-style-number text:level="8" text:style-name="WW8Num27z0" style:num-format="1" text:display-levels="8">
        <style:list-level-properties text:list-level-position-and-space-mode="label-alignment">
          <style:list-level-label-alignment text:label-followed-by="listtab" fo:text-indent="-1in" fo:margin-left="13.3228in"/>
        </style:list-level-properties>
      </text:list-level-style-number>
      <text:list-level-style-number text:level="9" text:style-name="WW8Num27z0" style:num-format="1" text:display-levels="9">
        <style:list-level-properties text:list-level-position-and-space-mode="label-alignment">
          <style:list-level-label-alignment text:label-followed-by="listtab" fo:text-indent="-1in" fo:margin-left="15.0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9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29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fo:text-indent="-0.45in" fo:margin-left="1.2in"/>
        </style:list-level-properties>
        <style:text-properties style:font-name="Symbol"/>
      </text:list-level-style-bullet>
      <text:list-level-style-number text:level="5" text:style-name="WW8Num29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29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29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29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29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65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6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fo:text-indent="-0.25in" fo:margin-left="1.9465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6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65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fo:text-indent="-0.25in" fo:margin-left="3.446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65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text:style-name="WW8Num35z0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5z0" style:num-prefix="10." style:num-suffix="." style:num-format="1">
        <style:list-level-properties text:list-level-position-and-space-mode="label-alignment">
          <style:list-level-label-alignment text:label-followed-by="listtab" fo:text-indent="-0.25in" fo:margin-left="0.4154in"/>
        </style:list-level-properties>
      </text:list-level-style-number>
      <text:list-level-style-number text:level="3" text:style-name="WW8Num35z0" style:num-suffix="." style:num-format="1" text:display-levels="3">
        <style:list-level-properties text:list-level-position-and-space-mode="label-alignment">
          <style:list-level-label-alignment text:label-followed-by="listtab" text:list-tab-stop-position="0.8307in" fo:text-indent="-0.5in" fo:margin-left="0.8307in"/>
        </style:list-level-properties>
      </text:list-level-style-number>
      <text:list-level-style-number text:level="4" text:style-name="WW8Num35z0" style:num-suffix="." style:num-format="1" text:display-levels="4">
        <style:list-level-properties text:list-level-position-and-space-mode="label-alignment">
          <style:list-level-label-alignment text:label-followed-by="listtab" text:list-tab-stop-position="0.9957in" fo:text-indent="-0.5in" fo:margin-left="0.9957in"/>
        </style:list-level-properties>
      </text:list-level-style-number>
      <text:list-level-style-number text:level="5" text:style-name="WW8Num35z0" style:num-suffix="." style:num-format="1" text:display-levels="5">
        <style:list-level-properties text:list-level-position-and-space-mode="label-alignment">
          <style:list-level-label-alignment text:label-followed-by="listtab" text:list-tab-stop-position="1.411in" fo:text-indent="-0.75in" fo:margin-left="1.411in"/>
        </style:list-level-properties>
      </text:list-level-style-number>
      <text:list-level-style-number text:level="6" text:style-name="WW8Num35z0" style:num-suffix="." style:num-format="1" text:display-levels="6">
        <style:list-level-properties text:list-level-position-and-space-mode="label-alignment">
          <style:list-level-label-alignment text:label-followed-by="listtab" text:list-tab-stop-position="1.5764in" fo:text-indent="-0.75in" fo:margin-left="1.5764in"/>
        </style:list-level-properties>
      </text:list-level-style-number>
      <text:list-level-style-number text:level="7" text:style-name="WW8Num35z0" style:num-suffix="." style:num-format="1" text:display-levels="7">
        <style:list-level-properties text:list-level-position-and-space-mode="label-alignment">
          <style:list-level-label-alignment text:label-followed-by="listtab" text:list-tab-stop-position="1.9917in" fo:text-indent="-1in" fo:margin-left="1.9917in"/>
        </style:list-level-properties>
      </text:list-level-style-number>
      <text:list-level-style-number text:level="8" text:style-name="WW8Num35z0" style:num-suffix="." style:num-format="1" text:display-levels="8">
        <style:list-level-properties text:list-level-position-and-space-mode="label-alignment">
          <style:list-level-label-alignment text:label-followed-by="listtab" text:list-tab-stop-position="2.1571in" fo:text-indent="-1in" fo:margin-left="2.1571in"/>
        </style:list-level-properties>
      </text:list-level-style-number>
      <text:list-level-style-number text:level="9" text:style-name="WW8Num35z0" style:num-suffix="." style:num-format="1" text:display-levels="9">
        <style:list-level-properties text:list-level-position-and-space-mode="label-alignment">
          <style:list-level-label-alignment text:label-followed-by="listtab" text:list-tab-stop-position="2.572in" fo:text-indent="-1.25in" fo:margin-left="2.5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6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6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6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6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6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6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3945in" fo:margin-left="0.7874in" fo:margin-right="0.6882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ДОГОВОР N ______</dc:title>
    <dc:subject/>
    <meta:keyword/>
    <meta:initial-creator>rm16</meta:initial-creator>
    <meta:creation-date>2025-04-07T11:23:00</meta:creation-date>
    <dc:date>2025-04-11T10:33:54.311464436</dc:date>
    <meta:print-date>2025-02-28T13:09:00</meta:print-date>
    <meta:editing-cycles>7</meta:editing-cycles>
    <meta:editing-duration>PT1H9M28S</meta:editing-duration>
    <meta:document-statistic meta:table-count="8" meta:image-count="0" meta:object-count="0" meta:page-count="6" meta:paragraph-count="175" meta:word-count="1955" meta:character-count="16663" meta:non-whitespace-character-count="13903"/>
    <meta:generator>LibreOffice/6.4.7.2$Linux_X86_64 LibreOffice_project/40$Build-2</meta:generator>
  </office:meta>
</office:document-meta>
</file>